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face style:name="NSimSun" svg:font-family="NSimSun" style:font-family-generic="modern" style:font-pitch="fixed"/>
  </office:font-face-decls>
  <office:automatic-styles>
    <style:style style:name="DatabaseUsersTable1" style:family="table">
      <style:table-properties style:width="7.004cm" table:align="left" fo:background-color="transparent" style:may-break-between-rows="false" table:border-model="collapsing">
        <style:background-image/>
      </style:table-properties>
    </style:style>
    <style:style style:name="DatabaseUsersTable1.A" style:family="table-column">
      <style:table-column-properties style:column-width="2.494cm"/>
    </style:style>
    <style:style style:name="DatabaseUsersTable1.B" style:family="table-column">
      <style:table-column-properties style:column-width="4.51cm"/>
    </style:style>
    <style:style style:name="DatabaseUsersTable1.1" style:family="table-row">
      <style:table-row-properties fo:keep-together="auto"/>
    </style:style>
    <style:style style:name="DatabaseUsersTable1.A1" style:family="table-cell">
      <style:table-cell-properties style:vertical-align="middle" fo:background-color="#b2b2b2" fo:padding="0cm" fo:border="0.75pt solid #666666" style:writing-mode="page">
        <style:background-image/>
      </style:table-cell-properties>
    </style:style>
    <style:style style:name="DatabaseUser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UsersTable1.3" style:family="table-row">
      <style:table-row-properties fo:background-color="transparent" fo:keep-together="auto">
        <style:background-image/>
      </style:table-row-properties>
    </style:style>
    <style:style style:name="DatabaseUser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UsersTable1.A8" style:family="table-cell">
      <style:table-cell-properties style:vertical-align="middle" fo:background-color="#eeeeee" fo:padding="0cm" fo:border="0.75pt solid #666666" style:writing-mode="page">
        <style:background-image/>
      </style:table-cell-properties>
    </style:style>
    <style:style style:name="DatabaseFriendsTable1" style:family="table">
      <style:table-properties style:width="6.355cm" table:align="left" style:may-break-between-rows="false" table:border-model="collapsing"/>
    </style:style>
    <style:style style:name="DatabaseFriendsTable1.A" style:family="table-column">
      <style:table-column-properties style:column-width="1.845cm"/>
    </style:style>
    <style:style style:name="DatabaseFriendsTable1.B" style:family="table-column">
      <style:table-column-properties style:column-width="4.51cm"/>
    </style:style>
    <style:style style:name="DatabaseFriendsTable1.1" style:family="table-row">
      <style:table-row-properties fo:keep-together="auto"/>
    </style:style>
    <style:style style:name="DatabaseFriendsTable1.A1" style:family="table-cell">
      <style:table-cell-properties style:vertical-align="middle" fo:background-color="#b2b2b2" fo:padding="0cm" fo:border="0.75pt solid #666666" style:writing-mode="page">
        <style:background-image/>
      </style:table-cell-properties>
    </style:style>
    <style:style style:name="DatabaseFriend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riend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riendsTable1.A4" style:family="table-cell">
      <style:table-cell-properties style:vertical-align="middle" fo:background-color="#eeeeee" fo:padding="0cm" fo:border="0.75pt solid #666666" style:writing-mode="page">
        <style:background-image/>
      </style:table-cell-properties>
    </style:style>
    <style:style style:name="DatabaseReportsTable1" style:family="table">
      <style:table-properties style:width="6.9cm" table:align="left" fo:background-color="transparent" style:may-break-between-rows="false" table:border-model="collapsing">
        <style:background-image/>
      </style:table-properties>
    </style:style>
    <style:style style:name="DatabaseReportsTable1.A" style:family="table-column">
      <style:table-column-properties style:column-width="2.39cm"/>
    </style:style>
    <style:style style:name="DatabaseReportsTable1.B" style:family="table-column">
      <style:table-column-properties style:column-width="4.51cm"/>
    </style:style>
    <style:style style:name="DatabaseReportsTable1.1" style:family="table-row">
      <style:table-row-properties fo:background-color="transparent" fo:keep-together="auto">
        <style:background-image/>
      </style:table-row-properties>
    </style:style>
    <style:style style:name="DatabaseReportsTable1.A1" style:family="table-cell">
      <style:table-cell-properties style:vertical-align="middle" fo:background-color="#b2b2b2" fo:padding="0cm" fo:border="0.75pt solid #666666" style:writing-mode="page">
        <style:background-image/>
      </style:table-cell-properties>
    </style:style>
    <style:style style:name="DatabaseReportsTable1.2" style:family="table-row">
      <style:table-row-properties fo:keep-together="auto"/>
    </style:style>
    <style:style style:name="DatabaseReport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ReportsTable1.3" style:family="table-row">
      <style:table-row-properties fo:keep-together="auto"/>
    </style:style>
    <style:style style:name="DatabaseReport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ReportsTable1.4" style:family="table-row">
      <style:table-row-properties fo:keep-together="auto"/>
    </style:style>
    <style:style style:name="DatabaseReportsTable1.5" style:family="table-row">
      <style:table-row-properties fo:keep-together="auto"/>
    </style:style>
    <style:style style:name="DatabaseReportsTable1.6" style:family="table-row">
      <style:table-row-properties fo:keep-together="auto"/>
    </style:style>
    <style:style style:name="DatabaseReportsTable1.7" style:family="table-row">
      <style:table-row-properties fo:keep-together="auto"/>
    </style:style>
    <style:style style:name="DatabaseReportsTable1.8" style:family="table-row">
      <style:table-row-properties fo:keep-together="auto"/>
    </style:style>
    <style:style style:name="DatabaseReportsTable1.9" style:family="table-row">
      <style:table-row-properties fo:keep-together="auto"/>
    </style:style>
    <style:style style:name="DatabaseReportsTable1.10" style:family="table-row">
      <style:table-row-properties fo:keep-together="auto"/>
    </style:style>
    <style:style style:name="DatabaseReportsTable1.A10" style:family="table-cell">
      <style:table-cell-properties style:vertical-align="middle" fo:background-color="#eeeeee" fo:padding="0cm" fo:border="0.75pt solid #666666" style:writing-mode="page">
        <style:background-image/>
      </style:table-cell-properties>
    </style:style>
    <style:style style:name="DatabaseFilesTable1" style:family="table">
      <style:table-properties style:width="7.031cm" table:align="left" style:may-break-between-rows="false" table:border-model="collapsing"/>
    </style:style>
    <style:style style:name="DatabaseFilesTable1.A" style:family="table-column">
      <style:table-column-properties style:column-width="2.521cm"/>
    </style:style>
    <style:style style:name="DatabaseFilesTable1.B" style:family="table-column">
      <style:table-column-properties style:column-width="4.51cm"/>
    </style:style>
    <style:style style:name="DatabaseFilesTable1.1" style:family="table-row">
      <style:table-row-properties fo:keep-together="auto"/>
    </style:style>
    <style:style style:name="DatabaseFilesTable1.A1" style:family="table-cell">
      <style:table-cell-properties style:vertical-align="middle" fo:background-color="#b2b2b2" fo:padding="0cm" fo:border="0.75pt solid #666666" style:writing-mode="page">
        <style:background-image/>
      </style:table-cell-properties>
    </style:style>
    <style:style style:name="DatabaseFile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ile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ilesTable1.A7" style:family="table-cell">
      <style:table-cell-properties style:vertical-align="middle" fo:background-color="#eeeeee" fo:padding="0cm" fo:border="0.75pt solid #666666" style:writing-mode="page">
        <style:background-image/>
      </style:table-cell-properties>
    </style:style>
    <style:style style:name="DatabaseLinksTable1" style:family="table">
      <style:table-properties style:width="7.636cm" table:align="left" style:may-break-between-rows="true" table:border-model="collapsing"/>
    </style:style>
    <style:style style:name="DatabaseLinksTable1.A" style:family="table-column">
      <style:table-column-properties style:column-width="3.126cm"/>
    </style:style>
    <style:style style:name="DatabaseLinksTable1.B" style:family="table-column">
      <style:table-column-properties style:column-width="4.51cm"/>
    </style:style>
    <style:style style:name="DatabaseLinksTable1.1" style:family="table-row">
      <style:table-row-properties fo:keep-together="auto"/>
    </style:style>
    <style:style style:name="DatabaseLinksTable1.A1" style:family="table-cell">
      <style:table-cell-properties style:vertical-align="middle" fo:background-color="#b2b2b2" fo:padding="0cm" fo:border="0.75pt solid #666666" style:writing-mode="page">
        <style:background-image/>
      </style:table-cell-properties>
    </style:style>
    <style:style style:name="DatabaseLink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Link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LinksTable1.A6" style:family="table-cell">
      <style:table-cell-properties style:vertical-align="middle" fo:background-color="#eeeeee" fo:padding="0cm" fo:border="0.75pt solid #666666" style:writing-mode="page">
        <style:background-image/>
      </style:table-cell-properties>
    </style:style>
    <style:style style:name="TestTable1" style:family="table">
      <style:table-properties style:width="17.588cm" fo:margin-left="0cm" table:align="left" fo:keep-with-next="auto" style:may-break-between-rows="true" table:border-model="collapsing"/>
    </style:style>
    <style:style style:name="TestTable1.A" style:family="table-column">
      <style:table-column-properties style:column-width="0.684cm"/>
    </style:style>
    <style:style style:name="TestTable1.B" style:family="table-column">
      <style:table-column-properties style:column-width="1.842cm"/>
    </style:style>
    <style:style style:name="TestTable1.C" style:family="table-column">
      <style:table-column-properties style:column-width="1.469cm"/>
    </style:style>
    <style:style style:name="TestTable1.D" style:family="table-column">
      <style:table-column-properties style:column-width="5.094cm"/>
    </style:style>
    <style:style style:name="TestTable1.F" style:family="table-column">
      <style:table-column-properties style:column-width="1.03cm"/>
    </style:style>
    <style:style style:name="TestTable1.G" style:family="table-column">
      <style:table-column-properties style:column-width="2.374cm"/>
    </style:style>
    <style:style style:name="TestTable1.1" style:family="table-row">
      <style:table-row-properties fo:keep-together="always"/>
    </style:style>
    <style:style style:name="TestTable1.A1" style:family="table-cell">
      <style:table-cell-properties fo:background-color="#b2b2b2" fo:padding="0cm" fo:border="0.75pt solid #666666" style:writing-mode="page">
        <style:background-image/>
      </style:table-cell-properties>
    </style:style>
    <style:style style:name="Test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estTable1.A2" style:family="table-cell" style:data-style-name="N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3" style:family="table-cell" style:data-style-name="N0">
      <style:table-cell-properties fo:background-color="#eeeeee" fo:padding="0cm" fo:border="0.75pt solid #666666" style:writing-mode="page">
        <style:background-image/>
      </style:table-cell-properties>
    </style:style>
    <style:style style:name="TestTable1.B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3" style:family="table-cell">
      <style:table-cell-properties fo:background-color="#eeeeee" fo:padding="0cm" fo:border="0.75pt solid #666666" style:writing-mode="page">
        <style:background-image/>
      </style:table-cell-properties>
    </style:style>
    <style:style style:name="TestTable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5" style:family="table-cell">
      <style:table-cell-properties fo:background-color="#eeeeee" fo:padding="0cm" fo:border="0.75pt solid #666666" style:writing-mode="page">
        <style:background-image/>
      </style:table-cell-properties>
    </style:style>
    <style:style style:name="TestTable1.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7" style:family="table-cell">
      <style:table-cell-properties fo:background-color="#eeeeee" fo:padding="0cm" fo:border="0.75pt solid #666666" style:writing-mode="page">
        <style:background-image/>
      </style:table-cell-properties>
    </style:style>
    <style:style style:name="TestTable1.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9" style:family="table-cell">
      <style:table-cell-properties fo:background-color="#eeeeee" fo:padding="0cm" fo:border="0.75pt solid #666666" style:writing-mode="page">
        <style:background-image/>
      </style:table-cell-properties>
    </style:style>
    <style:style style:name="TestTable1.B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1" style:family="table-cell">
      <style:table-cell-properties fo:background-color="#eeeeee" fo:padding="0cm" fo:border="0.75pt solid #666666" style:writing-mode="page">
        <style:background-image/>
      </style:table-cell-properties>
    </style:style>
    <style:style style:name="TestTable1.A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3" style:family="table-cell">
      <style:table-cell-properties fo:background-color="#eeeeee" fo:padding="0cm" fo:border="0.75pt solid #666666" style:writing-mode="page">
        <style:background-image/>
      </style:table-cell-properties>
    </style:style>
    <style:style style:name="TestTable1.B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3" style:family="table-cell">
      <style:table-cell-properties fo:background-color="#eeeeee" fo:padding="0cm" fo:border="0.75pt solid #666666" style:writing-mode="page">
        <style:background-image/>
      </style:table-cell-properties>
    </style:style>
    <style:style style:name="TestTable1.A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5" style:family="table-cell">
      <style:table-cell-properties fo:background-color="#eeeeee" fo:padding="0cm" fo:border="0.75pt solid #666666" style:writing-mode="page">
        <style:background-image/>
      </style:table-cell-properties>
    </style:style>
    <style:style style:name="TestTable1.B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5" style:family="table-cell">
      <style:table-cell-properties fo:background-color="#eeeeee" fo:padding="0cm" fo:border="0.75pt solid #666666" style:writing-mode="page">
        <style:background-image/>
      </style:table-cell-properties>
    </style:style>
    <style:style style:name="TestTable1.A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7" style:family="table-cell">
      <style:table-cell-properties fo:background-color="#eeeeee" fo:padding="0cm" fo:border="0.75pt solid #666666" style:writing-mode="page">
        <style:background-image/>
      </style:table-cell-properties>
    </style:style>
    <style:style style:name="TestTable1.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7" style:family="table-cell">
      <style:table-cell-properties fo:background-color="#eeeeee" fo:padding="0cm" fo:border="0.75pt solid #666666" style:writing-mode="page">
        <style:background-image/>
      </style:table-cell-properties>
    </style:style>
    <style:style style:name="TestTable1.A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9" style:family="table-cell">
      <style:table-cell-properties fo:background-color="#eeeeee" fo:padding="0cm" fo:border="0.75pt solid #666666" style:writing-mode="page">
        <style:background-image/>
      </style:table-cell-properties>
    </style:style>
    <style:style style:name="TestTable1.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9" style:family="table-cell">
      <style:table-cell-properties fo:background-color="#eeeeee" fo:padding="0cm" fo:border="0.75pt solid #666666" style:writing-mode="page">
        <style:background-image/>
      </style:table-cell-properties>
    </style:style>
    <style:style style:name="TestTable1.A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1" style:family="table-cell">
      <style:table-cell-properties fo:background-color="#eeeeee" fo:padding="0cm" fo:border="0.75pt solid #666666" style:writing-mode="page">
        <style:background-image/>
      </style:table-cell-properties>
    </style:style>
    <style:style style:name="TestTable1.B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1" style:family="table-cell">
      <style:table-cell-properties fo:background-color="#eeeeee" fo:padding="0cm" fo:border="0.75pt solid #666666" style:writing-mode="page">
        <style:background-image/>
      </style:table-cell-properties>
    </style:style>
    <style:style style:name="TestTable1.A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3" style:family="table-cell">
      <style:table-cell-properties fo:background-color="#eeeeee" fo:padding="0cm" fo:border="0.75pt solid #666666" style:writing-mode="page">
        <style:background-image/>
      </style:table-cell-properties>
    </style:style>
    <style:style style:name="TestTable1.B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3" style:family="table-cell">
      <style:table-cell-properties fo:background-color="#eeeeee" fo:padding="0cm" fo:border="0.75pt solid #666666" style:writing-mode="page">
        <style:background-image/>
      </style:table-cell-properties>
    </style:style>
    <style:style style:name="TestTable1.A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5" style:family="table-cell">
      <style:table-cell-properties fo:background-color="#eeeeee" fo:padding="0cm" fo:border="0.75pt solid #666666" style:writing-mode="page">
        <style:background-image/>
      </style:table-cell-properties>
    </style:style>
    <style:style style:name="TestTable1.B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5" style:family="table-cell" style:data-style-name="N10000">
      <style:table-cell-properties fo:background-color="#eeeeee" fo:padding="0cm" fo:border="0.75pt solid #666666" style:writing-mode="page">
        <style:background-image/>
      </style:table-cell-properties>
    </style:style>
    <style:style style:name="TestTable1.A2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7" style:family="table-cell">
      <style:table-cell-properties fo:background-color="#eeeeee" fo:padding="0cm" fo:border="0.75pt solid #666666" style:writing-mode="page">
        <style:background-image/>
      </style:table-cell-properties>
    </style:style>
    <style:style style:name="TestTable1.B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2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29" style:family="table-cell">
      <style:table-cell-properties fo:background-color="#eeeeee" fo:padding="0cm" fo:border="0.75pt solid #666666" style:writing-mode="page">
        <style:background-image/>
      </style:table-cell-properties>
    </style:style>
    <style:style style:name="TestTable1.B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3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31" style:family="table-cell">
      <style:table-cell-properties fo:background-color="#eeeeee" fo:padding="0cm" fo:border="0.75pt solid #666666" style:writing-mode="page">
        <style:background-image/>
      </style:table-cell-properties>
    </style:style>
    <style:style style:name="TestTable1.B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Footer">
      <style:paragraph-properties fo:text-align="center" style:justify-single-word="false"/>
      <style:text-properties fo:font-weight="bold" officeooo:rsid="01db193b" officeooo:paragraph-rsid="01db193b" style:font-weight-asian="bold" style:font-weight-complex="bold"/>
    </style:style>
    <style:style style:name="P4" style:family="paragraph" style:parent-style-name="Title">
      <style:paragraph-properties fo:text-align="start" style:justify-single-word="false"/>
      <style:text-properties officeooo:rsid="00669732" officeooo:paragraph-rsid="00669732"/>
    </style:style>
    <style:style style:name="P5" style:family="paragraph" style:parent-style-name="Subtitle">
      <style:paragraph-properties fo:text-align="start" style:justify-single-word="false"/>
      <style:text-properties officeooo:rsid="00669732" officeooo:paragraph-rsid="00669732"/>
    </style:style>
    <style:style style:name="P6" style:family="paragraph" style:parent-style-name="Horizontal_20_Line">
      <style:text-properties officeooo:paragraph-rsid="0012f8fc"/>
    </style:style>
    <style:style style:name="P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96b8d"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e95c0"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efb38"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3a051" officeooo:paragraph-rsid="0053a051"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d7144"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9b221"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ad28"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b888"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75e4"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c0f3f" officeooo:paragraph-rsid="009c0f3f"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808de" officeooo:paragraph-rsid="00a808de"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a59c0" officeooo:paragraph-rsid="00aa59c0"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2455" officeooo:paragraph-rsid="00ab2455" style:font-size-asian="10.5pt" style:font-style-asian="normal" style:font-weight-asian="normal" style:font-size-complex="10.5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9b70" officeooo:paragraph-rsid="00ab9b70"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8595" officeooo:paragraph-rsid="00ac8595"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a3b0" officeooo:paragraph-rsid="00aca3b0"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d2a42" officeooo:paragraph-rsid="00ad2a42"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35a04" officeooo:paragraph-rsid="00b35a04"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90"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91"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officeooo:rsid="002aeb7c" officeooo:paragraph-rsid="002aeb7c" style:font-size-asian="10.5pt" style:font-style-asian="normal" style:font-weight-asian="bold" style:font-size-complex="10.5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Mono"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2d8629" officeooo:paragraph-rsid="012d862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175455" officeooo:paragraph-rsid="0117545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20e57" officeooo:paragraph-rsid="01320e5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7bc042" officeooo:paragraph-rsid="017bc04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officeooo:paragraph-rsid="0018b73b"/>
    </style:style>
    <style:style style:name="P100" style:family="paragraph" style:parent-style-name="Table_20_Contents">
      <style:text-properties fo:font-weight="normal" officeooo:paragraph-rsid="00e5b15b" style:font-weight-asian="normal" style:font-weight-complex="normal"/>
    </style:style>
    <style:style style:name="P101" style:family="paragraph" style:parent-style-name="Table_20_Contents">
      <style:text-properties fo:font-weight="normal" officeooo:rsid="00e95109" officeooo:paragraph-rsid="00e95109" style:font-weight-asian="normal" style:font-weight-complex="normal"/>
    </style:style>
    <style:style style:name="P102" style:family="paragraph" style:parent-style-name="Table_20_Contents">
      <style:text-properties fo:font-weight="normal" officeooo:rsid="0169aed2" officeooo:paragraph-rsid="0169aed2" style:font-weight-asian="normal" style:font-weight-complex="normal"/>
    </style:style>
    <style:style style:name="P103" style:family="paragraph" style:parent-style-name="Table_20_Heading">
      <style:text-properties officeooo:paragraph-rsid="00e5b15b"/>
    </style:style>
    <style:style style:name="P104" style:family="paragraph" style:parent-style-name="Table_20_Contents">
      <style:text-properties officeooo:rsid="0146c3f6" officeooo:paragraph-rsid="0146c3f6"/>
    </style:style>
    <style:style style:name="P105" style:family="paragraph" style:parent-style-name="Text_20_body">
      <style:paragraph-properties fo:break-before="page"/>
    </style:style>
    <style:style style:name="P106" style:family="paragraph" style:parent-style-name="Contents_20_Heading">
      <style:paragraph-properties fo:break-before="page"/>
    </style:style>
    <style:style style:name="P107" style:family="paragraph" style:parent-style-name="Text_20_body">
      <style:text-properties officeooo:paragraph-rsid="00dfac85"/>
    </style:style>
    <style:style style:name="P108" style:family="paragraph" style:parent-style-name="Text_20_body">
      <style:text-properties officeooo:rsid="01553210" officeooo:paragraph-rsid="01553210"/>
    </style:style>
    <style:style style:name="P109" style:family="paragraph" style:parent-style-name="Table_20_Contents">
      <style:text-properties officeooo:rsid="0167e275" officeooo:paragraph-rsid="0167e275"/>
    </style:style>
    <style:style style:name="P110" style:family="paragraph" style:parent-style-name="Text_20_body">
      <style:text-properties officeooo:rsid="0146053b" officeooo:paragraph-rsid="0148c1c7"/>
    </style:style>
    <style:style style:name="P111" style:family="paragraph" style:parent-style-name="Text_20_body">
      <style:text-properties officeooo:rsid="0146053b" officeooo:paragraph-rsid="016fc118"/>
    </style:style>
    <style:style style:name="P112" style:family="paragraph" style:parent-style-name="Text_20_body">
      <style:text-properties officeooo:rsid="0146053b" officeooo:paragraph-rsid="01a37078"/>
    </style:style>
    <style:style style:name="P113" style:family="paragraph" style:parent-style-name="Heading_20_3_20_Hidden">
      <style:text-properties officeooo:paragraph-rsid="0163cfc3"/>
    </style:style>
    <style:style style:name="P114" style:family="paragraph" style:parent-style-name="Text_20_body">
      <style:text-properties officeooo:paragraph-rsid="0176ebab"/>
    </style:style>
    <style:style style:name="P115" style:family="paragraph" style:parent-style-name="Text_20_body">
      <style:text-properties officeooo:rsid="0176ebab" officeooo:paragraph-rsid="0176ebab"/>
    </style:style>
    <style:style style:name="P116" style:family="paragraph" style:parent-style-name="Heading_20_3_20_Hidden">
      <style:text-properties officeooo:paragraph-rsid="01912641"/>
    </style:style>
    <style:style style:name="P117" style:family="paragraph" style:parent-style-name="Table_20_Contents">
      <style:text-properties officeooo:paragraph-rsid="01912641"/>
    </style:style>
    <style:style style:name="P118" style:family="paragraph" style:parent-style-name="Table_20_Heading">
      <style:text-properties officeooo:paragraph-rsid="01912641"/>
    </style:style>
    <style:style style:name="P119" style:family="paragraph" style:parent-style-name="Heading_20_3_20_Hidden">
      <style:text-properties officeooo:paragraph-rsid="017229a3"/>
    </style:style>
    <style:style style:name="P120" style:family="paragraph" style:parent-style-name="Text_20_body">
      <style:text-properties officeooo:paragraph-rsid="017229a3"/>
    </style:style>
    <style:style style:name="P121" style:family="paragraph" style:parent-style-name="Text_20_body">
      <style:text-properties officeooo:rsid="017bc042" officeooo:paragraph-rsid="018a0b86"/>
    </style:style>
    <style:style style:name="P122" style:family="paragraph" style:parent-style-name="Text_20_body">
      <style:paragraph-properties fo:margin-top="0cm" fo:margin-bottom="0cm" style:contextual-spacing="false"/>
    </style:style>
    <style:style style:name="P123" style:family="paragraph" style:parent-style-name="Text_20_body">
      <style:paragraph-properties fo:line-height="150%"/>
    </style:style>
    <style:style style:name="P124" style:family="paragraph" style:parent-style-name="Contents_20_1">
      <style:paragraph-properties>
        <style:tab-stops>
          <style:tab-stop style:position="17.59cm" style:type="right" style:leader-style="dotted" style:leader-text="."/>
        </style:tab-stops>
      </style:paragraph-properties>
    </style:style>
    <style:style style:name="P125" style:family="paragraph" style:parent-style-name="Contents_20_2">
      <style:paragraph-properties>
        <style:tab-stops>
          <style:tab-stop style:position="17.09cm" style:type="right" style:leader-style="dotted" style:leader-text="."/>
        </style:tab-stops>
      </style:paragraph-properties>
    </style:style>
    <style:style style:name="P126" style:family="paragraph" style:parent-style-name="Contents_20_3">
      <style:paragraph-properties>
        <style:tab-stops>
          <style:tab-stop style:position="16.589cm" style:type="right" style:leader-style="dotted" style:leader-text="."/>
        </style:tab-stops>
      </style:paragraph-properties>
    </style:style>
    <style:style style:name="P127" style:family="paragraph" style:parent-style-name="Heading_20_2_20_Hidden">
      <style:text-properties officeooo:paragraph-rsid="01cb0d0b"/>
    </style:style>
    <style:style style:name="P128" style:family="paragraph" style:parent-style-name="Text_20_body">
      <style:text-properties officeooo:paragraph-rsid="01cb0d0b"/>
    </style:style>
    <style:style style:name="P129" style:family="paragraph" style:parent-style-name="Heading_20_1_20_Hidden" style:master-page-name="Hidden">
      <style:paragraph-properties style:page-number="auto"/>
      <style:text-properties officeooo:paragraph-rsid="01cb0d0b"/>
    </style:style>
    <style:style style:name="P130" style:family="paragraph" style:parent-style-name="Contents_20_1">
      <style:paragraph-properties>
        <style:tab-stops>
          <style:tab-stop style:position="17.59cm" style:type="right" style:leader-style="dotted" style:leader-text="."/>
        </style:tab-stops>
      </style:paragraph-properties>
    </style:style>
    <style:style style:name="P131" style:family="paragraph" style:parent-style-name="Contents_20_2">
      <style:paragraph-properties>
        <style:tab-stops>
          <style:tab-stop style:position="17.09cm" style:type="right" style:leader-style="dotted" style:leader-text="."/>
        </style:tab-stops>
      </style:paragraph-properties>
    </style:style>
    <style:style style:name="P132" style:family="paragraph" style:parent-style-name="Contents_20_3">
      <style:paragraph-properties>
        <style:tab-stops>
          <style:tab-stop style:position="16.589cm"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Heading_20_1">
      <style:paragraph-properties fo:break-before="page"/>
      <style:text-properties officeooo:rsid="0014d784" officeooo:paragraph-rsid="0014d784"/>
    </style:style>
    <style:style style:name="P135" style:family="paragraph" style:parent-style-name="Heading_20_1">
      <style:paragraph-properties fo:break-before="page"/>
      <style:text-properties officeooo:rsid="0018b73b" officeooo:paragraph-rsid="0018b73b"/>
    </style:style>
    <style:style style:name="P136" style:family="paragraph" style:parent-style-name="Heading_20_1">
      <style:paragraph-properties fo:break-before="page"/>
      <style:text-properties officeooo:rsid="001fd03f" officeooo:paragraph-rsid="001fd03f"/>
    </style:style>
    <style:style style:name="P137" style:family="paragraph" style:parent-style-name="Heading_20_2">
      <style:text-properties officeooo:rsid="0018b73b" officeooo:paragraph-rsid="0018b73b"/>
    </style:style>
    <style:style style:name="P138" style:family="paragraph" style:parent-style-name="Heading_20_2">
      <style:text-properties officeooo:rsid="0018b73b" officeooo:paragraph-rsid="0176ebab"/>
    </style:style>
    <style:style style:name="P139" style:family="paragraph" style:parent-style-name="Heading_20_2">
      <style:text-properties officeooo:rsid="0176ebab" officeooo:paragraph-rsid="0176ebab"/>
    </style:style>
    <style:style style:name="P140" style:family="paragraph" style:parent-style-name="Heading_20_2">
      <style:text-properties officeooo:rsid="0177d190" officeooo:paragraph-rsid="0177d190"/>
    </style:style>
    <style:style style:name="P141" style:family="paragraph" style:parent-style-name="Heading_20_2">
      <style:text-properties officeooo:rsid="00f9fe76" officeooo:paragraph-rsid="00f9fe76"/>
    </style:style>
    <style:style style:name="P142" style:family="paragraph" style:parent-style-name="Heading_20_3">
      <style:text-properties officeooo:rsid="014d4985" officeooo:paragraph-rsid="014d4985"/>
    </style:style>
    <style:style style:name="P143" style:family="paragraph" style:parent-style-name="Heading_20_3">
      <style:text-properties officeooo:rsid="017464b8" officeooo:paragraph-rsid="017464b8"/>
    </style:style>
    <style:style style:name="P144" style:family="paragraph" style:parent-style-name="Heading_20_3">
      <style:text-properties officeooo:rsid="01969d92" officeooo:paragraph-rsid="01969d92"/>
    </style:style>
    <style:style style:name="P145" style:family="paragraph" style:parent-style-name="Text_20_body">
      <style:text-properties officeooo:rsid="0014d784" officeooo:paragraph-rsid="0012f8fc"/>
    </style:style>
    <style:style style:name="P146" style:family="paragraph">
      <style:paragraph-properties fo:text-align="center"/>
    </style:style>
    <style:style style:name="P147" style:family="paragraph">
      <style:paragraph-properties fo:text-align="center" style:writing-mode="lr-tb"/>
    </style:style>
    <style:style style:name="P148" style:family="paragraph">
      <loext:graphic-properties draw:fill-color="#ffffff"/>
      <style:paragraph-properties style:writing-mode="lr-tb"/>
    </style:style>
    <style:style style:name="T1" style:family="text">
      <style:text-properties style:font-name="DejaVu Sans Mono"/>
    </style:style>
    <style:style style:name="T2" style:family="text">
      <style:text-properties style:font-name="DejaVu Sans Mono" fo:background-color="#eeeeee" loext:char-shading-value="0"/>
    </style:style>
    <style:style style:name="T3" style:family="text">
      <style:text-properties style:font-name="DejaVu Sans Mono" officeooo:rsid="00c19f94" fo:background-color="#eeeeee" loext:char-shading-value="0"/>
    </style:style>
    <style:style style:name="T4" style:family="text">
      <style:text-properties style:font-name="DejaVu Sans Mono" officeooo:rsid="0092771d" fo:background-color="#eeeeee" loext:char-shading-value="0"/>
    </style:style>
    <style:style style:name="T5" style:family="text">
      <style:text-properties style:font-name="DejaVu Sans Mono" officeooo:rsid="00daa12e" fo:background-color="#eeeeee" loext:char-shading-value="0"/>
    </style:style>
    <style:style style:name="T6" style:family="text">
      <style:text-properties style:font-name="DejaVu Sans Mono" officeooo:rsid="00dbe7ca" fo:background-color="#eeeeee" loext:char-shading-value="0"/>
    </style:style>
    <style:style style:name="T7" style:family="text">
      <style:text-properties style:font-name="DejaVu Sans Mono" officeooo:rsid="00dd6ef2" fo:background-color="#eeeeee" loext:char-shading-value="0"/>
    </style:style>
    <style:style style:name="T8" style:family="text">
      <style:text-properties style:font-name="DejaVu Sans Mono" officeooo:rsid="00dcc813" fo:background-color="#eeeeee" loext:char-shading-value="0"/>
    </style:style>
    <style:style style:name="T9" style:family="text">
      <style:text-properties style:font-name="DejaVu Sans Mono" officeooo:rsid="0146c3f6" fo:background-color="#eeeeee" loext:char-shading-value="0"/>
    </style:style>
    <style:style style:name="T10" style:family="text">
      <style:text-properties style:font-name="DejaVu Sans Mono" officeooo:rsid="0148c1c7" fo:background-color="#eeeeee" loext:char-shading-value="0"/>
    </style:style>
    <style:style style:name="T11" style:family="text">
      <style:text-properties style:font-name="DejaVu Sans Mono" officeooo:rsid="0167e275" fo:background-color="#eeeeee" loext:char-shading-value="0"/>
    </style:style>
    <style:style style:name="T12" style:family="text">
      <style:text-properties style:font-name="DejaVu Sans Mono" officeooo:rsid="016dea48" fo:background-color="#eeeeee" loext:char-shading-value="0"/>
    </style:style>
    <style:style style:name="T13" style:family="text">
      <style:text-properties style:font-name="DejaVu Sans Mono" officeooo:rsid="016fc118" fo:background-color="#eeeeee" loext:char-shading-value="0"/>
    </style:style>
    <style:style style:name="T14" style:family="text">
      <style:text-properties style:font-name="DejaVu Sans Mono" officeooo:rsid="0146053b" fo:background-color="#eeeeee" loext:char-shading-value="0"/>
    </style:style>
    <style:style style:name="T15" style:family="text">
      <style:text-properties style:font-name="DejaVu Sans Mono" officeooo:rsid="018a0b86" fo:background-color="#eeeeee" loext:char-shading-value="0"/>
    </style:style>
    <style:style style:name="T16" style:family="text">
      <style:text-properties style:font-name="DejaVu Sans Mono" officeooo:rsid="01a37078" fo:background-color="#eeeeee" loext:char-shading-value="0"/>
    </style:style>
    <style:style style:name="T17" style:family="text">
      <style:text-properties officeooo:rsid="0034b888"/>
    </style:style>
    <style:style style:name="T18" style:family="text">
      <style:text-properties officeooo:rsid="003db964"/>
    </style:style>
    <style:style style:name="T19" style:family="text">
      <style:text-properties officeooo:rsid="00468eba"/>
    </style:style>
    <style:style style:name="T20" style:family="text">
      <style:text-properties officeooo:rsid="00475de1"/>
    </style:style>
    <style:style style:name="T21" style:family="text">
      <style:text-properties officeooo:rsid="004e95c0"/>
    </style:style>
    <style:style style:name="T22" style:family="text">
      <style:text-properties officeooo:rsid="00596b8d"/>
    </style:style>
    <style:style style:name="T23" style:family="text">
      <style:text-properties officeooo:rsid="006b9e8c"/>
    </style:style>
    <style:style style:name="T24" style:family="text">
      <style:text-properties officeooo:rsid="006c6b52"/>
    </style:style>
    <style:style style:name="T25" style:family="text">
      <style:text-properties officeooo:rsid="006ff6f7"/>
    </style:style>
    <style:style style:name="T26" style:family="text">
      <style:text-properties officeooo:rsid="0092771d"/>
    </style:style>
    <style:style style:name="T27" style:family="text">
      <style:text-properties style:font-name="DejaVu Sans1"/>
    </style:style>
    <style:style style:name="T28" style:family="text">
      <style:text-properties style:font-name="DejaVu Sans1" officeooo:rsid="0092771d"/>
    </style:style>
    <style:style style:name="T29" style:family="text">
      <style:text-properties style:font-name="DejaVu Sans1" officeooo:rsid="00daa12e"/>
    </style:style>
    <style:style style:name="T30" style:family="text">
      <style:text-properties style:font-name="DejaVu Sans1" officeooo:rsid="00dd6ef2"/>
    </style:style>
    <style:style style:name="T31" style:family="text">
      <style:text-properties style:font-name="DejaVu Sans1" officeooo:rsid="00dcc813"/>
    </style:style>
    <style:style style:name="T32" style:family="text">
      <style:text-properties style:font-name="DejaVu Sans1" officeooo:rsid="013a68ea"/>
    </style:style>
    <style:style style:name="T33" style:family="text">
      <style:text-properties style:font-name="DejaVu Sans1" officeooo:rsid="0146c3f6"/>
    </style:style>
    <style:style style:name="T34" style:family="text">
      <style:text-properties style:font-name="DejaVu Sans1" officeooo:rsid="01484cd7"/>
    </style:style>
    <style:style style:name="T35" style:family="text">
      <style:text-properties style:font-name="DejaVu Sans1" officeooo:rsid="0148c1c7"/>
    </style:style>
    <style:style style:name="T36" style:family="text">
      <style:text-properties style:font-name="DejaVu Sans1" officeooo:rsid="014ad4ec"/>
    </style:style>
    <style:style style:name="T37" style:family="text">
      <style:text-properties style:font-name="DejaVu Sans1" officeooo:rsid="014b9c0d"/>
    </style:style>
    <style:style style:name="T38" style:family="text">
      <style:text-properties style:font-name="DejaVu Sans1" officeooo:rsid="014ad4ec" fo:background-color="transparent" loext:char-shading-value="0"/>
    </style:style>
    <style:style style:name="T39" style:family="text">
      <style:text-properties style:font-name="DejaVu Sans1" officeooo:rsid="0151c53b"/>
    </style:style>
    <style:style style:name="T40" style:family="text">
      <style:text-properties style:font-name="DejaVu Sans1" officeooo:rsid="0152f8ef"/>
    </style:style>
    <style:style style:name="T41" style:family="text">
      <style:text-properties style:font-name="DejaVu Sans1" officeooo:rsid="0157cc47"/>
    </style:style>
    <style:style style:name="T42" style:family="text">
      <style:text-properties style:font-name="DejaVu Sans1" officeooo:rsid="0167e275"/>
    </style:style>
    <style:style style:name="T43" style:family="text">
      <style:text-properties style:font-name="DejaVu Sans1" officeooo:rsid="0169aed2"/>
    </style:style>
    <style:style style:name="T44" style:family="text">
      <style:text-properties style:font-name="DejaVu Sans1" officeooo:rsid="016dea48"/>
    </style:style>
    <style:style style:name="T45" style:family="text">
      <style:text-properties style:font-name="DejaVu Sans1" officeooo:rsid="016fc118"/>
    </style:style>
    <style:style style:name="T46" style:family="text">
      <style:text-properties style:font-name="DejaVu Sans1" officeooo:rsid="0146053b"/>
    </style:style>
    <style:style style:name="T47" style:family="text">
      <style:text-properties style:font-name="DejaVu Sans1" officeooo:rsid="01808f31"/>
    </style:style>
    <style:style style:name="T48" style:family="text">
      <style:text-properties style:font-name="DejaVu Sans1" officeooo:rsid="01836ca4"/>
    </style:style>
    <style:style style:name="T49" style:family="text">
      <style:text-properties style:font-name="DejaVu Sans1" officeooo:rsid="018552d5"/>
    </style:style>
    <style:style style:name="T50" style:family="text">
      <style:text-properties style:font-name="DejaVu Sans1" officeooo:rsid="01883812"/>
    </style:style>
    <style:style style:name="T51" style:family="text">
      <style:text-properties style:font-name="DejaVu Sans1" officeooo:rsid="018a0b86"/>
    </style:style>
    <style:style style:name="T52" style:family="text">
      <style:text-properties style:font-name="DejaVu Sans1" officeooo:rsid="018a42db"/>
    </style:style>
    <style:style style:name="T53" style:family="text">
      <style:text-properties style:font-name="DejaVu Sans1" officeooo:rsid="01978dee"/>
    </style:style>
    <style:style style:name="T54" style:family="text">
      <style:text-properties style:font-name="DejaVu Sans1" officeooo:rsid="019fdca6"/>
    </style:style>
    <style:style style:name="T55" style:family="text">
      <style:text-properties style:font-name="DejaVu Sans1" officeooo:rsid="01a37078"/>
    </style:style>
    <style:style style:name="T56" style:family="text">
      <style:text-properties officeooo:rsid="0097cc66"/>
    </style:style>
    <style:style style:name="T57" style:family="text">
      <style:text-properties officeooo:rsid="00b4329d"/>
    </style:style>
    <style:style style:name="T58" style:family="text">
      <style:text-properties officeooo:rsid="00b4f6f7"/>
    </style:style>
    <style:style style:name="T59" style:family="text">
      <style:text-properties officeooo:rsid="00921b90"/>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officeooo:rsid="00c4bc92"/>
    </style:style>
    <style:style style:name="T63" style:family="text">
      <style:text-properties officeooo:rsid="00c7b8ac"/>
    </style:style>
    <style:style style:name="T64" style:family="text">
      <style:text-properties officeooo:rsid="00daa12e"/>
    </style:style>
    <style:style style:name="T65" style:family="text">
      <style:text-properties officeooo:rsid="00e14680"/>
    </style:style>
    <style:style style:name="T66" style:family="text">
      <style:text-properties officeooo:rsid="00e3f5a7"/>
    </style:style>
    <style:style style:name="T67" style:family="text">
      <style:text-properties officeooo:rsid="00e95109"/>
    </style:style>
    <style:style style:name="T68" style:family="text">
      <style:text-properties officeooo:rsid="010baf27"/>
    </style:style>
    <style:style style:name="T69" style:family="text">
      <style:text-properties officeooo:rsid="0118713f"/>
    </style:style>
    <style:style style:name="T70" style:family="text">
      <style:text-properties officeooo:rsid="0122aa8c"/>
    </style:style>
    <style:style style:name="T71" style:family="text">
      <style:text-properties officeooo:rsid="013a68ea"/>
    </style:style>
    <style:style style:name="T72" style:family="text">
      <style:text-properties officeooo:rsid="0146053b"/>
    </style:style>
    <style:style style:name="T73" style:family="text">
      <style:text-properties officeooo:rsid="0175caf9"/>
    </style:style>
    <style:style style:name="T74" style:family="text">
      <style:text-properties officeooo:rsid="0176ebab"/>
    </style:style>
    <style:style style:name="T75" style:family="text">
      <style:text-properties officeooo:rsid="01771353"/>
    </style:style>
    <style:style style:name="T76" style:family="text">
      <style:text-properties officeooo:rsid="01781ecc"/>
    </style:style>
    <style:style style:name="T77" style:family="text">
      <style:text-properties officeooo:rsid="017a0d77"/>
    </style:style>
    <style:style style:name="T78" style:family="text">
      <style:text-properties officeooo:rsid="01836ca4"/>
    </style:style>
    <style:style style:name="T79" style:family="text">
      <style:text-properties officeooo:rsid="01883812"/>
    </style:style>
    <style:style style:name="T80" style:family="text">
      <style:text-properties officeooo:rsid="0198cb60"/>
    </style:style>
    <style:style style:name="T81" style:family="text">
      <style:text-properties officeooo:rsid="01a1a6be"/>
    </style:style>
    <style:style style:name="T82" style:family="text">
      <style:text-properties officeooo:rsid="01a2ca4f"/>
    </style:style>
    <style:style style:name="T83" style:family="text">
      <style:text-properties officeooo:rsid="01ab763b"/>
    </style:style>
    <style:style style:name="T84" style:family="text">
      <style:text-properties officeooo:rsid="01abef06"/>
    </style:style>
    <style:style style:name="T85" style:family="text">
      <style:text-properties officeooo:rsid="01afcdb2"/>
    </style:style>
    <style:style style:name="T86" style:family="text">
      <style:text-properties officeooo:rsid="01cb0d0b"/>
    </style:style>
    <style:style style:name="T87" style:family="text"/>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gr1"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ffff" draw:fill-color="#ffffff" draw:textarea-horizontal-align="justify" draw:textarea-vertical-align="middle" draw:auto-grow-height="false" fo:min-height="20.599cm" fo:min-width="17.51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P2"/>
      <text:p text:style-name="P2"/>
      <text:p text:style-name="P2"/>
      <text:p text:style-name="P2"/>
      <text:p text:style-name="P2"/>
      <text:p text:style-name="P2"/>
      <text:p text:style-name="P2"/>
      <text:p text:style-name="P2"/>
      <text:p text:style-name="P2"/>
      <text:p text:style-name="P4">NShare</text:p>
      <text:p text:style-name="P5">A-Level Computer Science Project</text:p>
      <text:p text:style-name="P5">Noah Torrance</text:p>
      <text:p text:style-name="P6"/>
      <text:p text:style-name="P2">Candidate number: 5307<text:line-break/>Centre number: 61805</text:p>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3" text:name="Table of Contents1_Head">
            <text:p text:style-name="P106">Contents</text:p>
          </text:index-title>
          <text:p text:style-name="P130"><text:a xlink:type="simple" xlink:href="#__RefHeading___Toc705_3120155499" text:style-name="Index_20_Link" text:visited-style-name="Index_20_Link">Research<text:tab/>3</text:a></text:p>
          <text:p text:style-name="P131"><text:a xlink:type="simple" xlink:href="#__RefHeading___Toc416_1627242525" text:style-name="Index_20_Link" text:visited-style-name="Index_20_Link">MEGA<text:tab/>3</text:a></text:p>
          <text:p text:style-name="P131"><text:a xlink:type="simple" xlink:href="#__RefHeading___Toc418_1627242525" text:style-name="Index_20_Link" text:visited-style-name="Index_20_Link">MediaFire<text:tab/>3</text:a></text:p>
          <text:p text:style-name="P130"><text:a xlink:type="simple" xlink:href="#__RefHeading___Toc420_1627242525" text:style-name="Index_20_Link" text:visited-style-name="Index_20_Link">Essential Features<text:tab/>4</text:a></text:p>
          <text:p text:style-name="P131"><text:a xlink:type="simple" xlink:href="#__RefHeading___Toc422_1627242525" text:style-name="Index_20_Link" text:visited-style-name="Index_20_Link">File Management<text:tab/>4</text:a></text:p>
          <text:p text:style-name="P131"><text:a xlink:type="simple" xlink:href="#__RefHeading___Toc424_1627242525" text:style-name="Index_20_Link" text:visited-style-name="Index_20_Link">Sharing<text:tab/>4</text:a></text:p>
          <text:p text:style-name="P131"><text:a xlink:type="simple" xlink:href="#__RefHeading___Toc432_1627242525" text:style-name="Index_20_Link" text:visited-style-name="Index_20_Link">Encryption<text:tab/>4</text:a></text:p>
          <text:p text:style-name="P131"><text:a xlink:type="simple" xlink:href="#__RefHeading___Toc426_1627242525" text:style-name="Index_20_Link" text:visited-style-name="Index_20_Link">Moderation<text:tab/>4</text:a></text:p>
          <text:p text:style-name="P131"><text:a xlink:type="simple" xlink:href="#__RefHeading___Toc428_1627242525" text:style-name="Index_20_Link" text:visited-style-name="Index_20_Link">Email Confirmation<text:tab/>4</text:a></text:p>
          <text:p text:style-name="P130"><text:a xlink:type="simple" xlink:href="#__RefHeading___Toc430_1627242525" text:style-name="Index_20_Link" text:visited-style-name="Index_20_Link">Other Features<text:tab/>5</text:a></text:p>
          <text:p text:style-name="P131"><text:a xlink:type="simple" xlink:href="#__RefHeading___Toc434_1627242525" text:style-name="Index_20_Link" text:visited-style-name="Index_20_Link">Previewing and Editing<text:tab/>5</text:a></text:p>
          <text:p text:style-name="P130"><text:a xlink:type="simple" xlink:href="#__RefHeading___Toc438_1627242525" text:style-name="Index_20_Link" text:visited-style-name="Index_20_Link">Requirements<text:tab/>6</text:a></text:p>
          <text:p text:style-name="P131"><text:a xlink:type="simple" xlink:href="#__RefHeading___Toc440_1627242525" text:style-name="Index_20_Link" text:visited-style-name="Index_20_Link">Web Server<text:tab/>6</text:a></text:p>
          <text:p text:style-name="P131"><text:a xlink:type="simple" xlink:href="#__RefHeading___Toc442_1627242525" text:style-name="Index_20_Link" text:visited-style-name="Index_20_Link">File Servers<text:tab/>6</text:a></text:p>
          <text:p text:style-name="P131"><text:a xlink:type="simple" xlink:href="#__RefHeading___Toc444_1627242525" text:style-name="Index_20_Link" text:visited-style-name="Index_20_Link">Operating System<text:tab/>6</text:a></text:p>
          <text:p text:style-name="P130"><text:a xlink:type="simple" xlink:href="#__RefHeading___Toc456_1627242525" text:style-name="Index_20_Link" text:visited-style-name="Index_20_Link">Data Structures<text:tab/>7</text:a></text:p>
          <text:p text:style-name="P131"><text:a xlink:type="simple" xlink:href="#__RefHeading___Toc7344_1602980460" text:style-name="Index_20_Link" text:visited-style-name="Index_20_Link">Database<text:tab/>7</text:a></text:p>
          <text:p text:style-name="P132"><text:a xlink:type="simple" xlink:href="#__RefHeading___Toc3947_873522672" text:style-name="Index_20_Link" text:visited-style-name="Index_20_Link">users<text:tab/>7</text:a></text:p>
          <text:p text:style-name="P132"><text:a xlink:type="simple" xlink:href="#__RefHeading___Toc2260_455900159" text:style-name="Index_20_Link" text:visited-style-name="Index_20_Link">reports<text:tab/>7</text:a></text:p>
          <text:p text:style-name="P132"><text:a xlink:type="simple" xlink:href="#__RefHeading___Toc1924_3838762024" text:style-name="Index_20_Link" text:visited-style-name="Index_20_Link">files<text:tab/>7</text:a></text:p>
          <text:p text:style-name="P130"><text:a xlink:type="simple" xlink:href="#__RefHeading___Toc2524_2738554730" text:style-name="Index_20_Link" text:visited-style-name="Index_20_Link">Test Results<text:tab/>9</text:a></text:p>
        </text:index-body>
      </text:table-of-content>
      <text:p text:style-name="P145"><text:bookmark-start text:name="__RefHeading___Toc701_3120155499"/><text:bookmark-end text:name="__RefHeading___Toc701_3120155499"/></text:p>
      <text:h text:style-name="P134" text:outline-level="1"><text:bookmark-start text:name="__RefHeading___Toc705_3120155499"/>Research<text:bookmark-end text:name="__RefHeading___Toc705_3120155499"/></text:h>
      <text:h text:style-name="P137" text:outline-level="2"><text:bookmark-start text:name="__RefHeading___Toc416_1627242525"/>MEGA<text:bookmark-end text:name="__RefHeading___Toc416_1627242525"/></text:h>
      <text:p text:style-name="P99">MEGA is a web-based cloud storage and file hosting service. It features end-to-end AES encryption to keep files secure. Even MEGA themselves do not have the encryption keys needed to decrypt them.</text:p>
      <text:h text:style-name="P137" text:outline-level="2"><text:bookmark-start text:name="__RefHeading___Toc418_1627242525"/>MediaFire<text:bookmark-end text:name="__RefHeading___Toc418_1627242525"/></text:h>
      <text:p text:style-name="P99">MediaFire is a web-based file synchronisation and cloud storage service. It provides a convenient way to share files by generating a link to the file which anyone can use to download it.</text:p>
      <text:h text:style-name="P135" text:outline-level="1"><text:bookmark-start text:name="__RefHeading___Toc420_1627242525"/>Essential Features<text:bookmark-end text:name="__RefHeading___Toc420_1627242525"/></text:h>
      <text:h text:style-name="P137" text:outline-level="2"><text:bookmark-start text:name="__RefHeading___Toc422_1627242525"/>File Management<text:bookmark-end text:name="__RefHeading___Toc422_1627242525"/></text:h>
      <text:p text:style-name="P99">The primary component of NShare is the file manager, where the user views and interacts with their files. There will be a priority on making this as convenient as possible. For example, the user will be able to select multiple files and change their attributes in one go.</text:p>
      <text:h text:style-name="P137" text:outline-level="2"><text:bookmark-start text:name="__RefHeading___Toc424_1627242525"/>Sharing<text:bookmark-end text:name="__RefHeading___Toc424_1627242525"/></text:h>
      <text:p text:style-name="P99">Using a search tool, the user can find other users and friend them. The user can grant their friends access to some or all of their files, and vice versa, allowing for convenient file sharing between users. The user can also create a <text:span text:style-name="T82">l</text:span><text:span text:style-name="T81">ink</text:span> to a file with an optional expiry date. The link can be set to expire immediately after the first use for more secure files.</text:p>
      <text:h text:style-name="P138" text:outline-level="2"><text:bookmark-start text:name="__RefHeading___Toc432_1627242525"/>Encryption<text:bookmark-end text:name="__RefHeading___Toc432_1627242525"/></text:h>
      <text:p text:style-name="P114">Without encryption, anyone with access to the server would be able to view the name and contents of every file from every user. <text:span text:style-name="T73">For security and privacy reasons, it is important to </text:span>encrypt the files such that it can only be decrypted by the owner and those the owner has shared the files with.</text:p>
      <text:h text:style-name="P139" text:outline-level="2"><text:bookmark-start text:name="__RefHeading___Toc426_1627242525"/>Moderation<text:bookmark-end text:name="__RefHeading___Toc426_1627242525"/></text:h>
      <text:p text:style-name="P114">There are numerous ways a bad actor could use file sharing services. Whether they upload illegal content or steal other user’s data, it is important to have an administration system where users who abuse the service can be reported and banned <text:span text:style-name="T74">by a moderator </text:span>if need be.</text:p>
      <text:p text:style-name="P115">If a user shares illegal content to another person, that person can choose to report the file <text:span text:style-name="T79">and it will</text:span><text:span text:style-name="T78"> </text:span><text:span text:style-name="T47">be investigated by a moderator. </text:span><text:span text:style-name="T50">The moderator</text:span><text:span text:style-name="T48"> can do one of three things: delete th</text:span><text:span text:style-name="T49">e file,</text:span><text:span text:style-name="T48"> </text:span><text:span text:style-name="T49">ban the </text:span><text:span text:style-name="T48">account that uploaded the file, </text:span><text:span text:style-name="T49">or ignore the report.</text:span></text:p>
      <text:h text:style-name="P137" text:outline-level="2"><text:bookmark-start text:name="__RefHeading___Toc428_1627242525"/>Email Confirmation<text:bookmark-end text:name="__RefHeading___Toc428_1627242525"/></text:h>
      <text:p text:style-name="P99">To ensure that accounts are created with a legitimate email address a confirmation email is sent to the user on signup.</text:p>
      <text:p text:style-name="P99">Disposable email addresses are used to create multiple accounts under one person for online services that require an email address. In the case of NShare, disposable email addresses could be used to abuse the free storage given to new accounts.</text:p>
      <text:p text:style-name="P99">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35" text:outline-level="1"><text:bookmark-start text:name="__RefHeading___Toc430_1627242525"/>Other Features<text:bookmark-end text:name="__RefHeading___Toc430_1627242525"/></text:h>
      <text:h text:style-name="P140" text:outline-level="2"><text:bookmark-start text:name="__RefHeading___Toc434_1627242525"/><text:span text:style-name="T77">Prev</text:span><text:span text:style-name="T76">iewing and </text:span>Editing<text:bookmark-end text:name="__RefHeading___Toc434_1627242525"/></text:h>
      <text:p text:style-name="P99"><text:span text:style-name="T78">While</text:span> NShare is primarily a file hosting service, files can be previewed before downloading them. It is even possible to <text:span text:style-name="T75">edit</text:span> and save text files to make quick edits.</text:p>
      <text:h text:style-name="P135" text:outline-level="1"><text:bookmark-start text:name="__RefHeading___Toc438_1627242525"/>Requirements<text:bookmark-end text:name="__RefHeading___Toc438_1627242525"/></text:h>
      <text:h text:style-name="P137" text:outline-level="2"><text:bookmark-start text:name="__RefHeading___Toc440_1627242525"/>Web Server<text:bookmark-end text:name="__RefHeading___Toc440_1627242525"/></text:h>
      <text:p text:style-name="P99">NShare is a cloud service which is accessed through a website. <text:span text:style-name="T83">That website should </text:span><text:span text:style-name="T84">be</text:span> hosted on a<text:span text:style-name="T83">n Apache</text:span> web server. The files themselves should be kept on <text:span text:style-name="T84">a dedicated file </text:span>servers that are either owned by the company or rented at a data centre.</text:p>
      <text:h text:style-name="P137" text:outline-level="2"><text:bookmark-start text:name="__RefHeading___Toc442_1627242525"/>File Servers<text:bookmark-end text:name="__RefHeading___Toc442_1627242525"/></text:h>
      <text:p text:style-name="P99">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99">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99">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25">less or no</text:span> control over <text:span text:style-name="T25">resource allocation</text:span>, <text:span text:style-name="T25">user</text:span> data, and <text:span text:style-name="T25">network speed</text:span> which could negatively affect the user experience.</text:p>
      <text:h text:style-name="P137" text:outline-level="2"><text:bookmark-start text:name="__RefHeading___Toc444_1627242525"/>Operating System<text:bookmark-end text:name="__RefHeading___Toc444_1627242525"/></text:h>
      <text:p text:style-name="P99">The servers that host the system should be secure and stable. They should be running a distribution that <text:span text:style-name="T24">can meet those</text:span> criteria such as <text:span text:style-name="T23">Debian, </text:span><text:span text:style-name="T80">CentOS</text:span><text:span text:style-name="T23">, or</text:span> RHEL.</text:p>
      <text:h text:style-name="P135" text:outline-level="1"><text:bookmark-start text:name="__RefHeading___Toc456_1627242525"/>Data Structures<text:bookmark-end text:name="__RefHeading___Toc456_1627242525"/></text:h>
      <text:h text:style-name="P141" text:outline-level="2"><text:bookmark-start text:name="__RefHeading___Toc7344_1602980460"/>Database<text:bookmark-end text:name="__RefHeading___Toc7344_1602980460"/></text:h>
      <text:p text:style-name="P107"><text:span text:style-name="T59">The </text:span><text:span text:style-name="T3">nshare</text:span><text:span text:style-name="T59"> database is </text:span><text:span text:style-name="T26">made up of </text:span><text:span text:style-name="T64">five</text:span><text:span text:style-name="T26"> tables. </text:span><text:span text:style-name="T71">Each table has a primary key that gives each row a unique number so that it can be referenced in other tables. </text:span><text:span text:style-name="T72">A primary key in another table is called a </text:span><text:span text:style-name="T71">foreign key.</text:span><text:span text:style-name="T26"> </text:span><text:span text:style-name="T71">T</text:span><text:span text:style-name="T26">he main table </text:span><text:span text:style-name="T71">is</text:span><text:span text:style-name="T26"> </text:span><text:span text:style-name="T4">users</text:span><text:span text:style-name="T28"> </text:span><text:span text:style-name="T32">which has a foreign </text:span><text:span text:style-name="T28">key in </text:span><text:span text:style-name="T4">bans</text:span><text:span text:style-name="T29">, </text:span><text:span text:style-name="T5">friends</text:span><text:span text:style-name="T29">, and </text:span><text:span text:style-name="T6">files</text:span><text:span text:style-name="T28">. </text:span><text:span text:style-name="T30">Lastly,</text:span><text:span text:style-name="T28"> </text:span><text:span text:style-name="T7">f</text:span><text:span text:style-name="T8">iles</text:span><text:span text:style-name="T31"> </text:span><text:span text:style-name="T30">has a foreign key in </text:span><text:span text:style-name="T7">links</text:span><text:span text:style-name="T28">.</text:span></text:p>
      <text:p text:style-name="P108"><text:span text:style-name="T27">I will explain some of the columns in these tables, most of them are self-explanatory so I won’t explain </text:span><text:span text:style-name="T41">those</text:span><text:span text:style-name="T27">.</text:span></text:p>
      <text:h text:style-name="P142" text:outline-level="3"><text:bookmark-start text:name="__RefHeading___Toc3947_873522672"/>users<text:bookmark-end text:name="__RefHeading___Toc3947_873522672"/></text:h>
      <text:p text:style-name="P110"><text:span text:style-name="T38">The </text:span><text:span text:style-name="T9">role</text:span><text:span text:style-name="T27"> </text:span><text:span text:style-name="T37">column </text:span><text:span text:style-name="T27">represents </text:span><text:span text:style-name="T34">the user’s</text:span><text:span text:style-name="T27"> </text:span><text:span text:style-name="T34">access level</text:span><text:span text:style-name="T27">. </text:span><text:span text:style-name="T2">0</text:span><text:span text:style-name="T27"> </text:span><text:span text:style-name="T33">is </text:span><text:span text:style-name="T34">for </text:span><text:span text:style-name="T33">everyone, </text:span><text:span text:style-name="T34">the default </text:span><text:span text:style-name="T33">for new </text:span><text:span text:style-name="T45">accounts</text:span><text:span text:style-name="T33">. </text:span><text:span text:style-name="T35">Everyone </text:span><text:span text:style-name="T43">has </text:span><text:span text:style-name="T36">access to the file manager and account explorer</text:span><text:span text:style-name="T35">.</text:span><text:span text:style-name="T33"> </text:span><text:span text:style-name="T10">1</text:span><text:span text:style-name="T27"> </text:span><text:span text:style-name="T33">is for </text:span><text:span text:style-name="T35">moderators. </text:span><text:span text:style-name="T36">They can view account reports/appeals and ban/unban </text:span><text:span text:style-name="T45">accounts</text:span><text:span text:style-name="T35">.</text:span><text:span text:style-name="T33"> </text:span><text:span text:style-name="T10">2</text:span><text:span text:style-name="T27"> </text:span><text:span text:style-name="T33">is for </text:span><text:span text:style-name="T34">administrators. </text:span><text:span text:style-name="T36">They</text:span><text:span text:style-name="T34"> </text:span><text:span text:style-name="T40">can</text:span><text:span text:style-name="T34"> </text:span><text:span text:style-name="T39">view and </text:span><text:span text:style-name="T40">edit</text:span><text:span text:style-name="T39"> </text:span><text:span text:style-name="T34">the database </text:span><text:span text:style-name="T40">directly</text:span><text:span text:style-name="T34">.</text:span></text:p>
      <text:p text:style-name="P111"><text:span text:style-name="T38">The </text:span><text:span text:style-name="T11">visibility</text:span><text:span text:style-name="T27"> </text:span><text:span text:style-name="T37">column </text:span><text:span text:style-name="T42">represents how visible </text:span><text:span text:style-name="T45">the user’s</text:span><text:span text:style-name="T42"> </text:span><text:span text:style-name="T45">account</text:span><text:span text:style-name="T42"> is. </text:span><text:span text:style-name="T12">0</text:span><text:span text:style-name="T27"> </text:span><text:span text:style-name="T44">is private. The </text:span><text:span text:style-name="T45">user’s </text:span><text:span text:style-name="T44">account </text:span><text:span text:style-name="T45">will not show up in the account explorer. </text:span><text:span text:style-name="T13">1</text:span><text:span text:style-name="T27"> </text:span><text:span text:style-name="T45">is public, the default for new accounts. The user’s account will show up in the account explorer. This means that other users can find, view, and send a friend request to them.</text:span></text:p>
      <text:h text:style-name="P143" text:outline-level="3"><text:bookmark-start text:name="__RefHeading___Toc2260_455900159"/>reports<text:bookmark-end text:name="__RefHeading___Toc2260_455900159"/></text:h>
      <text:p text:style-name="P121">The <text:span text:style-name="T2">action</text:span><text:span text:style-name="T46"> </text:span><text:span text:style-name="T37">c</text:span><text:span text:style-name="T27">olumn represents what the user is requesting to do. </text:span><text:span text:style-name="T14">0</text:span><text:span text:style-name="T46"> </text:span><text:span text:style-name="T27">is a ban request. The user </text:span><text:span text:style-name="T47">has found an illegal file and has chosen to report it. </text:span><text:span text:style-name="T51">The file and the account that uploaded it will be investigated by a moderator.</text:span><text:span text:style-name="T47"> </text:span><text:span text:style-name="T15">1</text:span><text:span text:style-name="T46"> </text:span><text:span text:style-name="T27">is a</text:span><text:span text:style-name="T51">n unban request. The </text:span><text:span text:style-name="T52">user’s account</text:span><text:span text:style-name="T51"> has been banned but they believe </text:span><text:span text:style-name="T52">that</text:span><text:span text:style-name="T51"> </text:span><text:span text:style-name="T52">the ban was undeserved.</text:span></text:p>
      <text:h text:style-name="P144" text:outline-level="3"><text:bookmark-start text:name="__RefHeading___Toc1924_3838762024"/>files<text:bookmark-end text:name="__RefHeading___Toc1924_3838762024"/></text:h>
      <text:p text:style-name="P112"><text:span text:style-name="T38">The </text:span><text:span text:style-name="T11">visibility</text:span><text:span text:style-name="T27"> </text:span><text:span text:style-name="T37">column </text:span><text:span text:style-name="T42">represents how visible </text:span><text:span text:style-name="T45">the </text:span><text:span text:style-name="T53">file</text:span><text:span text:style-name="T42"> is. </text:span><text:span text:style-name="T12">0</text:span><text:span text:style-name="T27"> </text:span><text:span text:style-name="T44">is private, </text:span><text:span text:style-name="T54">the default for new files</text:span><text:span text:style-name="T44">. </text:span><text:span text:style-name="T55">Only the file’s owner can view it, unless someone follows an active link to it. </text:span><text:span text:style-name="T16">1</text:span><text:span text:style-name="T27"> </text:span><text:span text:style-name="T44">is </text:span><text:span text:style-name="T55">public. Everyone can view the file.</text:span></text:p>
      <text:section text:style-name="Sect2" text:name="Section1">
        <text:p text:style-name="P105"/>
        <text:h text:style-name="Heading_20_3_20_Hidden" text:outline-level="3"><text:bookmark-start text:name="__RefHeading___Toc5934_1602980460"/>users<text:bookmark-end text:name="__RefHeading___Toc5934_1602980460"/></text:h>
        <table:table table:name="DatabaseUsersTable1" table:style-name="DatabaseUsersTable1" table:template-name="Simple Grid Rows">
          <table:table-column table:style-name="DatabaseUsersTable1.A"/>
          <table:table-column table:style-name="DatabaseUsersTable1.B"/>
          <table:table-row table:style-name="DatabaseUsersTable1.1">
            <table:table-cell table:style-name="DatabaseUsersTable1.A1" office:value-type="string">
              <text:p text:style-name="Table_20_Heading"><draw:line text:anchor-type="paragraph" draw:z-index="1" draw:name="Vertical line 1" draw:style-name="gr3" draw:text-style-name="P147" svg:x1="7.756cm" svg:y1="1.152cm" svg:x2="7.756cm" svg:y2="7.412cm"><text:p/></draw:line><draw:line text:anchor-type="paragraph" draw:z-index="2" draw:name="Vertical line 4" draw:style-name="gr3" draw:text-style-name="P146" svg:x1="7.934cm" svg:y1="0.981cm" svg:x2="7.934cm" svg:y2="11.727cm"><text:p/></draw:line><draw:line text:anchor-type="paragraph" draw:z-index="6" draw:name="Horizontal line 3" draw:style-name="gr3" draw:text-style-name="P146" svg:x1="7.008cm" svg:y1="0.981cm" svg:x2="7.934cm" svg:y2="0.981cm"><text:p/></draw:line><draw:line text:anchor-type="paragraph" draw:z-index="3" draw:name="Vertical line 3" draw:style-name="gr3" draw:text-style-name="P146" svg:x1="8.304cm" svg:y1="1.586cm" svg:x2="8.304cm" svg:y2="7.412cm"><text:p/></draw:line><draw:line text:anchor-type="paragraph" draw:z-index="9" draw:name="Vertical line 2" draw:style-name="gr3" draw:text-style-name="P146" svg:x1="8.117cm" svg:y1="1.362cm" svg:x2="8.117cm" svg:y2="12.074cm"><text:p/></draw:line>Column</text:p>
            </table:table-cell>
            <table:table-cell table:style-name="DatabaseUsersTable1.A1" office:value-type="string">
              <text:p text:style-name="Table_20_Heading">Type</text:p>
            </table:table-cell>
          </table:table-row>
          <table:table-row table:style-name="DatabaseUsersTable1.1">
            <table:table-cell table:style-name="DatabaseUsersTable1.A2" office:value-type="string">
              <text:p text:style-name="Table_20_Contents"><draw:line text:anchor-type="paragraph" draw:z-index="5" draw:name="Horizontal line 2" draw:style-name="gr3" draw:text-style-name="P146" svg:x1="7.008cm" svg:y1="0.492cm" svg:x2="7.756cm" svg:y2="0.492cm"><text:p/></draw:line><draw:line text:anchor-type="paragraph" draw:z-index="8" draw:name="Horizontal line 5" draw:style-name="gr4" draw:text-style-name="P146" svg:x1="7.008cm" svg:y1="0.157cm" svg:x2="9.072cm" svg:y2="0.157cm"><text:p/></draw:line><draw:line text:anchor-type="paragraph" draw:z-index="11" draw:name="Horizontal line 7" draw:style-name="gr3" draw:text-style-name="P146" svg:x1="8.304cm" svg:y1="0.926cm" svg:x2="9.055cm" svg:y2="0.926cm"><text:p/></draw:line><draw:line text:anchor-type="paragraph" draw:z-index="10" draw:name="Horizontal line 6" draw:style-name="gr3" draw:text-style-name="P146" svg:x1="8.117cm" svg:y1="0.702cm" svg:x2="9.047cm" svg:y2="0.702cm"><text:p/></draw:line>user_id</text:p>
            </table:table-cell>
            <table:table-cell table:style-name="DatabaseUsersTable1.A2" office:value-type="string">
              <text:p text:style-name="Table_20_Contents">int(11) <text:span text:style-name="T61">Auto Increment</text:span></text:p>
            </table:table-cell>
          </table:table-row>
          <table:table-row table:style-name="DatabaseUsersTable1.3">
            <table:table-cell table:style-name="DatabaseUsersTable1.A3" office:value-type="string">
              <text:p text:style-name="Table_20_Contents">email</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Table_20_Contents">username</text:p>
            </table:table-cell>
            <table:table-cell table:style-name="DatabaseUsersTable1.A2" office:value-type="string">
              <text:p text:style-name="Table_20_Contents">varchar(50)</text:p>
            </table:table-cell>
          </table:table-row>
          <table:table-row table:style-name="DatabaseUsersTable1.1">
            <table:table-cell table:style-name="DatabaseUsersTable1.A3" office:value-type="string">
              <text:p text:style-name="Table_20_Contents">password</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P104">role</text:p>
            </table:table-cell>
            <table:table-cell table:style-name="DatabaseUsersTable1.A2" office:value-type="string">
              <text:p text:style-name="Table_20_Contents"><text:span text:style-name="T65">tinyint</text:span>(<text:span text:style-name="T65">1</text:span>)</text:p>
            </table:table-cell>
          </table:table-row>
          <table:table-row table:style-name="DatabaseUsersTable1.1">
            <table:table-cell table:style-name="DatabaseUsersTable1.A3" office:value-type="string">
              <text:p text:style-name="P109">visibility</text:p>
            </table:table-cell>
            <table:table-cell table:style-name="DatabaseUsersTable1.A3" office:value-type="string">
              <text:p text:style-name="Table_20_Contents"><text:span text:style-name="T65">tinyint</text:span>(<text:span text:style-name="T65">1</text:span>)</text:p>
            </table:table-cell>
          </table:table-row>
          <table:table-row table:style-name="DatabaseUsersTable1.1">
            <table:table-cell table:style-name="DatabaseUsersTable1.A8" office:value-type="string">
              <text:p text:style-name="Table_20_Contents"><text:span text:style-name="T67">signup</text:span>_date</text:p>
            </table:table-cell>
            <table:table-cell table:style-name="DatabaseUsersTable1.A8" office:value-type="string">
              <text:p text:style-name="Table_20_Contents">datetime</text:p>
            </table:table-cell>
          </table:table-row>
        </table:table>
        <text:p text:style-name="Text_20_body"/>
        <text:h text:style-name="P116" text:outline-level="3"><text:bookmark-start text:name="__RefHeading___Toc5938_16029804601"/><text:span text:style-name="T63">f</text:span><text:span text:style-name="T62">riends</text:span><text:bookmark-end text:name="__RefHeading___Toc5938_16029804601"/></text:h>
        <table:table table:name="DatabaseFriendsTable1" table:style-name="DatabaseFriendsTable1" table:template-name="Simple Grid Rows">
          <table:table-column table:style-name="DatabaseFriendsTable1.A"/>
          <table:table-column table:style-name="DatabaseFriendsTable1.B"/>
          <table:table-row table:style-name="DatabaseFriendsTable1.1">
            <table:table-cell table:style-name="DatabaseFriendsTable1.A1" office:value-type="string">
              <text:p text:style-name="P118"><draw:line text:anchor-type="paragraph" draw:z-index="4" draw:name="Horizontal line 1" draw:style-name="gr1" draw:text-style-name="P146" svg:x1="6.355cm" svg:y1="0.314cm" svg:x2="7.756cm" svg:y2="0.314cm"><text:p/></draw:line><draw:line text:anchor-type="paragraph" draw:z-index="12" draw:name="Horizontal line 8" draw:style-name="gr2" draw:text-style-name="P146" svg:x1="8.304cm" svg:y1="0.314cm" svg:x2="9.057cm" svg:y2="0.314cm"><text:p/></draw:line>Column</text:p>
            </table:table-cell>
            <table:table-cell table:style-name="DatabaseFriendsTable1.A1" office:value-type="string">
              <text:p text:style-name="P118">Type</text:p>
            </table:table-cell>
          </table:table-row>
          <table:table-row table:style-name="DatabaseFriendsTable1.1">
            <table:table-cell table:style-name="DatabaseFriendsTable1.A2" office:value-type="string">
              <text:p text:style-name="P117">friend_id</text:p>
            </table:table-cell>
            <table:table-cell table:style-name="DatabaseFriendsTable1.A2" office:value-type="string">
              <text:p text:style-name="P117">int(11) <text:span text:style-name="T60">Auto Increment</text:span></text:p>
            </table:table-cell>
          </table:table-row>
          <table:table-row table:style-name="DatabaseFriendsTable1.1">
            <table:table-cell table:style-name="DatabaseFriendsTable1.A3" office:value-type="string">
              <text:p text:style-name="P117">user_id</text:p>
            </table:table-cell>
            <table:table-cell table:style-name="DatabaseFriendsTable1.A3" office:value-type="string">
              <text:p text:style-name="P117">int(11)</text:p>
            </table:table-cell>
          </table:table-row>
          <table:table-row table:style-name="DatabaseFriendsTable1.1">
            <table:table-cell table:style-name="DatabaseFriendsTable1.A4" office:value-type="string">
              <text:p text:style-name="P117">friends</text:p>
            </table:table-cell>
            <table:table-cell table:style-name="DatabaseFriendsTable1.A4" office:value-type="string">
              <text:p text:style-name="P117">varchar(1023)</text:p>
            </table:table-cell>
          </table:table-row>
        </table:table>
        <text:p text:style-name="Text_20_body"/>
        <text:h text:style-name="P116" text:outline-level="3"><text:bookmark-start text:name="__RefHeading___Toc10017_1602980460"/>reports<text:bookmark-end text:name="__RefHeading___Toc10017_1602980460"/></text:h>
        <table:table table:name="DatabaseReportsTable1" table:style-name="DatabaseReportsTable1" table:template-name="Simple Grid Rows">
          <table:table-column table:style-name="DatabaseReportsTable1.A"/>
          <table:table-column table:style-name="DatabaseReportsTable1.B"/>
          <table:table-row table:style-name="DatabaseReportsTable1.1">
            <table:table-cell table:style-name="DatabaseReportsTable1.A1" office:value-type="string">
              <text:p text:style-name="P94"><draw:line text:anchor-type="paragraph" draw:z-index="7" draw:name="Horizontal line 4" draw:style-name="gr1" draw:text-style-name="P146" svg:x1="6.907cm" svg:y1="0.169cm" svg:x2="7.934cm" svg:y2="0.169cm"><text:p/></draw:line><draw:line text:anchor-type="paragraph" draw:z-index="13" draw:name="Horizontal line 9" draw:style-name="gr1" draw:text-style-name="P146" svg:x1="6.907cm" svg:y1="0.517cm" svg:x2="8.117cm" svg:y2="0.517cm"><text:p/></draw:line>Column</text:p>
            </table:table-cell>
            <table:table-cell table:style-name="DatabaseReportsTable1.A1" office:value-type="string">
              <text:p text:style-name="P94">Type</text:p>
            </table:table-cell>
          </table:table-row>
          <table:table-row table:style-name="DatabaseReportsTable1.2">
            <table:table-cell table:style-name="DatabaseReportsTable1.A2" office:value-type="string">
              <text:p text:style-name="P93"><text:span text:style-name="T68">report</text:span>_id</text:p>
            </table:table-cell>
            <table:table-cell table:style-name="DatabaseReportsTable1.A2" office:value-type="string">
              <text:p text:style-name="P93">int(11) <text:span text:style-name="T60">Auto Increment</text:span></text:p>
            </table:table-cell>
          </table:table-row>
          <table:table-row table:style-name="DatabaseReportsTable1.3">
            <table:table-cell table:style-name="DatabaseReportsTable1.A3" office:value-type="string">
              <text:p text:style-name="P93">user_id</text:p>
            </table:table-cell>
            <table:table-cell table:style-name="DatabaseReportsTable1.A3" office:value-type="string">
              <text:p text:style-name="P93">int(11)</text:p>
            </table:table-cell>
          </table:table-row>
          <table:table-row table:style-name="DatabaseReportsTable1.4">
            <table:table-cell table:style-name="DatabaseReportsTable1.A2" office:value-type="string">
              <text:p text:style-name="P98">file_id</text:p>
            </table:table-cell>
            <table:table-cell table:style-name="DatabaseReportsTable1.A2" office:value-type="string">
              <text:p text:style-name="P98">int(11)</text:p>
            </table:table-cell>
          </table:table-row>
          <table:table-row table:style-name="DatabaseReportsTable1.5">
            <table:table-cell table:style-name="DatabaseReportsTable1.A3" office:value-type="string">
              <text:p text:style-name="P93">reporter_id</text:p>
            </table:table-cell>
            <table:table-cell table:style-name="DatabaseReportsTable1.A3" office:value-type="string">
              <text:p text:style-name="P93">int(11)</text:p>
            </table:table-cell>
          </table:table-row>
          <table:table-row table:style-name="DatabaseReportsTable1.6">
            <table:table-cell table:style-name="DatabaseReportsTable1.A2" office:value-type="string">
              <text:p text:style-name="P95">action</text:p>
            </table:table-cell>
            <table:table-cell table:style-name="DatabaseReportsTable1.A2" office:value-type="string">
              <text:p text:style-name="P96">tinyint(<text:span text:style-name="T69">1</text:span>)</text:p>
            </table:table-cell>
          </table:table-row>
          <table:table-row table:style-name="DatabaseReportsTable1.7">
            <table:table-cell table:style-name="DatabaseReportsTable1.A3" office:value-type="string">
              <text:p text:style-name="P95">reason</text:p>
            </table:table-cell>
            <table:table-cell table:style-name="DatabaseReportsTable1.A3" office:value-type="string">
              <text:p text:style-name="P93">varchar(<text:span text:style-name="T70">255</text:span>)</text:p>
            </table:table-cell>
          </table:table-row>
          <table:table-row table:style-name="DatabaseReportsTable1.8">
            <table:table-cell table:style-name="DatabaseReportsTable1.A2" office:value-type="string">
              <text:p text:style-name="P93">report_date</text:p>
            </table:table-cell>
            <table:table-cell table:style-name="DatabaseReportsTable1.A2" office:value-type="string">
              <text:p text:style-name="P93">datetime</text:p>
            </table:table-cell>
          </table:table-row>
          <table:table-row table:style-name="DatabaseReportsTable1.9">
            <table:table-cell table:style-name="DatabaseReportsTable1.A3" office:value-type="string">
              <text:p text:style-name="P97">banner_id</text:p>
            </table:table-cell>
            <table:table-cell table:style-name="DatabaseReportsTable1.A3" office:value-type="string">
              <text:p text:style-name="P97">int(11) <text:span text:style-name="T61">NULL</text:span></text:p>
            </table:table-cell>
          </table:table-row>
          <table:table-row table:style-name="DatabaseReportsTable1.10">
            <table:table-cell table:style-name="DatabaseReportsTable1.A10" office:value-type="string">
              <text:p text:style-name="P97">ban_date</text:p>
            </table:table-cell>
            <table:table-cell table:style-name="DatabaseReportsTable1.A10" office:value-type="string">
              <text:p text:style-name="P97">datetime <text:span text:style-name="T61">NULL</text:span></text:p>
            </table:table-cell>
          </table:table-row>
        </table:table>
        <text:p text:style-name="Text_20_body"/>
        <text:p text:style-name="P122"/>
        <text:h text:style-name="P119" text:outline-level="3"><text:bookmark-start text:name="__RefHeading___Toc5936_1602980460"/>files<text:bookmark-end text:name="__RefHeading___Toc5936_1602980460"/></text:h>
        <table:table table:name="DatabaseFilesTable1" table:style-name="DatabaseFilesTable1" table:template-name="Simple Grid Rows">
          <table:table-column table:style-name="DatabaseFilesTable1.A"/>
          <table:table-column table:style-name="DatabaseFilesTable1.B"/>
          <table:table-row table:style-name="DatabaseFilesTable1.1">
            <table:table-cell table:style-name="DatabaseFilesTable1.A1" office:value-type="string">
              <text:p text:style-name="P103">Column</text:p>
            </table:table-cell>
            <table:table-cell table:style-name="DatabaseFilesTable1.A1" office:value-type="string">
              <text:p text:style-name="P103">Type</text:p>
            </table:table-cell>
          </table:table-row>
          <table:table-row table:style-name="DatabaseFilesTable1.1">
            <table:table-cell table:style-name="DatabaseFilesTable1.A2" office:value-type="string">
              <text:p text:style-name="P100">file_id</text:p>
            </table:table-cell>
            <table:table-cell table:style-name="DatabaseFilesTable1.A2" office:value-type="string">
              <text:p text:style-name="P100">int(11) <text:span text:style-name="T60">Auto Increment</text:span></text:p>
            </table:table-cell>
          </table:table-row>
          <table:table-row table:style-name="DatabaseFilesTable1.1">
            <table:table-cell table:style-name="DatabaseFilesTable1.A3" office:value-type="string">
              <text:p text:style-name="P100">user_id</text:p>
            </table:table-cell>
            <table:table-cell table:style-name="DatabaseFilesTable1.A3" office:value-type="string">
              <text:p text:style-name="P100">int(11)</text:p>
            </table:table-cell>
          </table:table-row>
          <table:table-row table:style-name="DatabaseFilesTable1.1">
            <table:table-cell table:style-name="DatabaseFilesTable1.A2" office:value-type="string">
              <text:p text:style-name="P100">filename</text:p>
            </table:table-cell>
            <table:table-cell table:style-name="DatabaseFilesTable1.A2" office:value-type="string">
              <text:p text:style-name="P100">varchar(255)</text:p>
            </table:table-cell>
          </table:table-row>
          <table:table-row table:style-name="DatabaseFilesTable1.1">
            <table:table-cell table:style-name="DatabaseFilesTable1.A3" office:value-type="string">
              <text:p text:style-name="P100">size</text:p>
            </table:table-cell>
            <table:table-cell table:style-name="DatabaseFilesTable1.A3" office:value-type="string">
              <text:p text:style-name="P100">bigint(15)</text:p>
            </table:table-cell>
          </table:table-row>
          <table:table-row table:style-name="DatabaseFilesTable1.1">
            <table:table-cell table:style-name="DatabaseFilesTable1.A2" office:value-type="string">
              <text:p text:style-name="P102">visibility</text:p>
            </table:table-cell>
            <table:table-cell table:style-name="DatabaseFilesTable1.A2" office:value-type="string">
              <text:p text:style-name="P100"><text:span text:style-name="T66">tinyint</text:span>(<text:span text:style-name="T66">1</text:span>)</text:p>
            </table:table-cell>
          </table:table-row>
          <table:table-row table:style-name="DatabaseFilesTable1.1">
            <table:table-cell table:style-name="DatabaseFilesTable1.A7" office:value-type="string">
              <text:p text:style-name="P100">upload_date</text:p>
            </table:table-cell>
            <table:table-cell table:style-name="DatabaseFilesTable1.A7" office:value-type="string">
              <text:p text:style-name="P101">datetime</text:p>
            </table:table-cell>
          </table:table-row>
        </table:table>
        <text:p text:style-name="P123"/>
        <text:h text:style-name="P113" text:outline-level="3"><text:bookmark-start text:name="__RefHeading___Toc7348_1602980460"/>links<text:bookmark-end text:name="__RefHeading___Toc7348_1602980460"/></text:h>
        <table:table table:name="DatabaseLinksTable1" table:style-name="DatabaseLinksTable1" table:template-name="Simple Grid Rows">
          <table:table-column table:style-name="DatabaseLinksTable1.A"/>
          <table:table-column table:style-name="DatabaseLinksTable1.B"/>
          <table:table-row table:style-name="DatabaseLinksTable1.1">
            <table:table-cell table:style-name="DatabaseLinksTable1.A1" office:value-type="string">
              <text:p text:style-name="Table_20_Heading">Column</text:p>
            </table:table-cell>
            <table:table-cell table:style-name="DatabaseLinksTable1.A1" office:value-type="string">
              <text:p text:style-name="Table_20_Heading">Type</text:p>
            </table:table-cell>
          </table:table-row>
          <table:table-row table:style-name="DatabaseLinksTable1.1">
            <table:table-cell table:style-name="DatabaseLinksTable1.A2" office:value-type="string">
              <text:p text:style-name="Table_20_Contents">link_id</text:p>
            </table:table-cell>
            <table:table-cell table:style-name="DatabaseLinksTable1.A2" office:value-type="string">
              <text:p text:style-name="Table_20_Contents">int(11) <text:span text:style-name="T61">Auto Increment</text:span></text:p>
            </table:table-cell>
          </table:table-row>
          <table:table-row table:style-name="DatabaseLinksTable1.1">
            <table:table-cell table:style-name="DatabaseLinksTable1.A3" office:value-type="string">
              <text:p text:style-name="Table_20_Contents">file_id</text:p>
            </table:table-cell>
            <table:table-cell table:style-name="DatabaseLinksTable1.A3" office:value-type="string">
              <text:p text:style-name="Table_20_Contents">int(11)</text:p>
            </table:table-cell>
          </table:table-row>
          <table:table-row table:style-name="DatabaseLinksTable1.1">
            <table:table-cell table:style-name="DatabaseLinksTable1.A2" office:value-type="string">
              <text:p text:style-name="Table_20_Contents">link</text:p>
            </table:table-cell>
            <table:table-cell table:style-name="DatabaseLinksTable1.A2" office:value-type="string">
              <text:p text:style-name="Table_20_Contents">varchar(255)</text:p>
            </table:table-cell>
          </table:table-row>
          <table:table-row table:style-name="DatabaseLinksTable1.1">
            <table:table-cell table:style-name="DatabaseLinksTable1.A3" office:value-type="string">
              <text:p text:style-name="Table_20_Contents">creation_date</text:p>
            </table:table-cell>
            <table:table-cell table:style-name="DatabaseLinksTable1.A3" office:value-type="string">
              <text:p text:style-name="Table_20_Contents">datetime</text:p>
            </table:table-cell>
          </table:table-row>
          <table:table-row table:style-name="DatabaseLinksTable1.1">
            <table:table-cell table:style-name="DatabaseLinksTable1.A6" office:value-type="string">
              <text:p text:style-name="Table_20_Contents">expiration_date</text:p>
            </table:table-cell>
            <table:table-cell table:style-name="DatabaseLinksTable1.A6" office:value-type="string">
              <text:p text:style-name="Table_20_Contents">datetime</text:p>
            </table:table-cell>
          </table:table-row>
        </table:table>
        <text:p text:style-name="P120"/>
      </text:section>
      <text:h text:style-name="P136" text:outline-level="1"><text:bookmark-start text:name="__RefHeading___Toc2524_2738554730"/>Test Results<text:bookmark-end text:name="__RefHeading___Toc2524_2738554730"/></text:h>
      <table:table table:name="TestTable1" table:style-name="TestTable1" table:template-name="Custom">
        <table:table-column table:style-name="TestTable1.A"/>
        <table:table-column table:style-name="TestTable1.B"/>
        <table:table-column table:style-name="TestTable1.C"/>
        <table:table-column table:style-name="TestTable1.D" table:number-columns-repeated="2"/>
        <table:table-column table:style-name="TestTable1.F"/>
        <table:table-column table:style-name="TestTable1.G"/>
        <table:table-header-rows>
          <table:table-row table:style-name="TestTable1.1">
            <table:table-cell table:style-name="TestTable1.A1" office:value-type="string">
              <text:p text:style-name="P90">ID</text:p>
            </table:table-cell>
            <table:table-cell table:style-name="TestTable1.B1" office:value-type="string">
              <text:p text:style-name="P90">Commit</text:p>
            </table:table-cell>
            <table:table-cell table:style-name="TestTable1.B1" office:value-type="string">
              <text:p text:style-name="P90">Type</text:p>
            </table:table-cell>
            <table:table-cell table:style-name="TestTable1.B1" office:value-type="string">
              <text:p text:style-name="P90">Expected Results</text:p>
            </table:table-cell>
            <table:table-cell table:style-name="TestTable1.B1" office:value-type="string">
              <text:p text:style-name="P90">Actual Results</text:p>
            </table:table-cell>
            <table:table-cell table:style-name="TestTable1.B1" office:value-type="string">
              <text:p text:style-name="P91">Clip</text:p>
            </table:table-cell>
            <table:table-cell table:style-name="TestTable1.A1" office:value-type="string">
              <text:p text:style-name="P90">Date</text:p>
            </table:table-cell>
          </table:table-row>
        </table:table-header-rows>
        <table:table-row table:style-name="TestTable1.1">
          <table:table-cell table:style-name="TestTable1.A2" office:value-type="float" office:value="30">
            <text:p text:style-name="P89">30</text:p>
          </table:table-cell>
          <table:table-cell table:style-name="TestTable1.B2" office:value-type="string">
            <text:p text:style-name="P92"><text:a xlink:type="simple" xlink:href="https://github.com/nozzato/nshare/commit/87ee748c3bf9572caa581b4be225dd84f838dd54" text:style-name="Internet_20_link" text:visited-style-name="Visited_20_Internet_20_Link">87ee748</text:a></text:p>
          </table:table-cell>
          <table:table-cell table:style-name="TestTable1.C2" office:value-type="string">
            <text:p text:style-name="P88">NA</text:p>
          </table:table-cell>
          <table:table-cell table:style-name="TestTable1.D2" office:value-type="string">
            <text:p text:style-name="P88">The new notifications are used.</text:p>
          </table:table-cell>
          <table:table-cell table:style-name="TestTable1.E2" office:value-type="string">
            <text:p text:style-name="P29">Got expected results.</text:p>
          </table:table-cell>
          <table:table-cell table:style-name="TestTable1.F2" office:value-type="string">
            <text:p text:style-name="P88"><text:a xlink:type="simple" xlink:href="http://2022-10-05_13-50-33.mp4/" text:style-name="Internet_20_link" text:visited-style-name="Visited_20_Internet_20_Link">MP4</text:a></text:p>
          </table:table-cell>
          <table:table-cell table:style-name="TestTable1.G2" office:value-type="string">
            <text:p text:style-name="P88">2022/10/05</text:p>
          </table:table-cell>
        </table:table-row>
        <table:table-row table:style-name="TestTable1.1">
          <table:table-cell table:style-name="TestTable1.A3" office:value-type="float" office:value="29">
            <text:p text:style-name="P87">29</text:p>
          </table:table-cell>
          <table:table-cell table:style-name="TestTable1.B3" office:value-type="string">
            <text:p text:style-name="P9"><text:a xlink:type="simple" xlink:href="https://github.com/nozzato/nshare/commit/07665bcb4dd6841c6589740f908992f1a503547e" text:style-name="Internet_20_link" text:visited-style-name="Visited_20_Internet_20_Link"><text:span text:style-name="T1">07665bc</text:span></text:a></text:p>
          </table:table-cell>
          <table:table-cell table:style-name="TestTable1.C3" office:value-type="string">
            <text:p text:style-name="P86">Valid</text:p>
          </table:table-cell>
          <table:table-cell table:style-name="TestTable1.D3" office:value-type="string">
            <text:p text:style-name="P83">The account is created without needing to complete a CAPTCHA.</text:p>
          </table:table-cell>
          <table:table-cell table:style-name="TestTable1.E3" office:value-type="string">
            <text:p text:style-name="P29">Got expected results.</text:p>
          </table:table-cell>
          <table:table-cell table:style-name="TestTable1.F3" office:value-type="string">
            <text:p text:style-name="P86"><text:a xlink:type="simple" xlink:href="http://2022-10-05_13-43-09.mp4/" text:style-name="Internet_20_link" text:visited-style-name="Visited_20_Internet_20_Link">MP4</text:a></text:p>
          </table:table-cell>
          <table:table-cell table:style-name="TestTable1.G3" office:value-type="string">
            <text:p text:style-name="P86">2022/10/05</text:p>
          </table:table-cell>
        </table:table-row>
        <table:table-row table:style-name="TestTable1.1">
          <table:table-cell table:style-name="TestTable1.A2" office:value-type="float" office:value="28">
            <text:p text:style-name="P84">28</text:p>
          </table:table-cell>
          <table:table-cell table:style-name="TestTable1.B4" office:value-type="string">
            <text:p text:style-name="P9"><text:a xlink:type="simple" xlink:href="https://github.com/nozzato/nshare/commit/dd9d97b5aa5ee2d77fc039fda37ee715b9ef43d5" text:style-name="Internet_20_link" text:visited-style-name="Visited_20_Internet_20_Link"><text:span text:style-name="T1">dd9d97b</text:span></text:a></text:p>
          </table:table-cell>
          <table:table-cell table:style-name="TestTable1.C4" office:value-type="string">
            <text:p text:style-name="P82">Valid</text:p>
          </table:table-cell>
          <table:table-cell table:style-name="TestTable1.D4" office:value-type="string">
            <text:p text:style-name="P82">The account is created without needing to complete a CAPTCHA.</text:p>
          </table:table-cell>
          <table:table-cell table:style-name="TestTable1.E4" office:value-type="string">
            <text:p text:style-name="P82">The account is not created because <text:span text:style-name="T1">create.php</text:span><text:span text:style-name="T27"> expects a CAPTCHA response.</text:span></text:p>
          </table:table-cell>
          <table:table-cell table:style-name="TestTable1.F4" office:value-type="string">
            <text:p text:style-name="P82"><text:a xlink:type="simple" xlink:href="http://2022-10-05_13-10-37.mp4/" text:style-name="Internet_20_link" text:visited-style-name="Visited_20_Internet_20_Link">MP4</text:a></text:p>
          </table:table-cell>
          <table:table-cell table:style-name="TestTable1.G4" office:value-type="string">
            <text:p text:style-name="P85">2022/<text:span text:style-name="T57">10/</text:span><text:span text:style-name="T58">05</text:span></text:p>
          </table:table-cell>
        </table:table-row>
        <table:table-row table:style-name="TestTable1.1">
          <table:table-cell table:style-name="TestTable1.A3" office:value-type="float" office:value="27">
            <text:p text:style-name="P7">2<text:span text:style-name="T56">7</text:span></text:p>
          </table:table-cell>
          <table:table-cell table:style-name="TestTable1.B5" office:value-type="string">
            <text:p text:style-name="P9"><text:a xlink:type="simple" xlink:href="https://github.com/nozzato/nshare/commit/f1651a1a02dda87112ae31a7529a99192198eb58" text:style-name="Internet_20_link" text:visited-style-name="Visited_20_Internet_20_Link"><text:span text:style-name="T1">f1651a1</text:span></text:a></text:p>
          </table:table-cell>
          <table:table-cell table:style-name="TestTable1.C5" office:value-type="string">
            <text:p text:style-name="P8">Valid</text:p>
          </table:table-cell>
          <table:table-cell table:style-name="TestTable1.D5" office:value-type="string">
            <text:p text:style-name="P10">When the user changes their username their user directory should also change.</text:p>
          </table:table-cell>
          <table:table-cell table:style-name="TestTable1.E5" office:value-type="string">
            <text:p text:style-name="P11">Got expected results.</text:p>
          </table:table-cell>
          <table:table-cell table:style-name="TestTable1.F5" office:value-type="string">
            <text:p text:style-name="P81"><text:a xlink:type="simple" xlink:href="http://2022-10-05_11-45-43.mp4/" text:style-name="Internet_20_link" text:visited-style-name="Visited_20_Internet_20_Link">MP4</text:a></text:p>
          </table:table-cell>
          <table:table-cell table:style-name="TestTable1.G5" office:value-type="string">
            <text:p text:style-name="P8">2022/07/<text:span text:style-name="T22">20</text:span></text:p>
          </table:table-cell>
        </table:table-row>
        <table:table-row table:style-name="TestTable1.1">
          <table:table-cell table:style-name="TestTable1.A2" office:value-type="float" office:value="26">
            <text:p text:style-name="P30">2<text:span text:style-name="T56">6</text:span></text:p>
          </table:table-cell>
          <table:table-cell table:style-name="TestTable1.B6" office:value-type="string">
            <text:p text:style-name="P9"><text:a xlink:type="simple" xlink:href="https://github.com/nozzato/nshare/commit/e1ad6c83e679c97b06fbdaf7bb16756a4276294b" text:style-name="Internet_20_link" text:visited-style-name="Visited_20_Internet_20_Link"><text:span text:style-name="T1">e1ad6c8</text:span></text:a></text:p>
          </table:table-cell>
          <table:table-cell table:style-name="TestTable1.C6" office:value-type="string">
            <text:p text:style-name="P31">Valid</text:p>
          </table:table-cell>
          <table:table-cell table:style-name="TestTable1.D6" office:value-type="string">
            <text:p text:style-name="P9">The friend's account ID is added once to the user's friend list and vice versa.</text:p>
          </table:table-cell>
          <table:table-cell table:style-name="TestTable1.E6" office:value-type="string">
            <text:p text:style-name="P12">Got expected results.</text:p>
          </table:table-cell>
          <table:table-cell table:style-name="TestTable1.F6" office:value-type="string">
            <text:p text:style-name="P81"><text:a xlink:type="simple" xlink:href="http://2022-10-05_11-39-17.mp4/" text:style-name="Internet_20_link" text:visited-style-name="Visited_20_Internet_20_Link">MP4</text:a></text:p>
          </table:table-cell>
          <table:table-cell table:style-name="TestTable1.G6" office:value-type="string">
            <text:p text:style-name="P32">2022/07/15</text:p>
          </table:table-cell>
        </table:table-row>
        <table:table-row table:style-name="TestTable1.1">
          <table:table-cell table:style-name="TestTable1.A3" office:value-type="float" office:value="25">
            <text:p text:style-name="P33">2<text:span text:style-name="T56">5</text:span></text:p>
          </table:table-cell>
          <table:table-cell table:style-name="TestTable1.B7" office:value-type="string">
            <text:p text:style-name="P9"><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7" office:value-type="string">
            <text:p text:style-name="P34">Valid</text:p>
          </table:table-cell>
          <table:table-cell table:style-name="TestTable1.D7" office:value-type="string">
            <text:p text:style-name="P9">The friend's account ID is added once to the user's friend list and vice versa.</text:p>
          </table:table-cell>
          <table:table-cell table:style-name="TestTable1.E7" office:value-type="string">
            <text:p text:style-name="P13">The account ID's are added but they can be added multiple times.</text:p>
          </table:table-cell>
          <table:table-cell table:style-name="TestTable1.F7" office:value-type="string">
            <text:p text:style-name="P81"><text:a xlink:type="simple" xlink:href="http://2022-10-05_11-38-00.mp4/" text:style-name="Internet_20_link" text:visited-style-name="Visited_20_Internet_20_Link">MP4</text:a></text:p>
          </table:table-cell>
          <table:table-cell table:style-name="TestTable1.G7" office:value-type="string">
            <text:p text:style-name="P34">2022/07/15</text:p>
          </table:table-cell>
        </table:table-row>
        <table:table-row table:style-name="TestTable1.1">
          <table:table-cell table:style-name="TestTable1.A2" office:value-type="float" office:value="24">
            <text:p text:style-name="P35">2<text:span text:style-name="T56">4</text:span></text:p>
          </table:table-cell>
          <table:table-cell table:style-name="TestTable1.B8" office:value-type="string">
            <text:p text:style-name="P9"><text:a xlink:type="simple" xlink:href="https://github.com/nozzato/nshare/commit/001e9d28a07cb1630158d21560af95c52334a3fd" text:style-name="Internet_20_link" text:visited-style-name="Visited_20_Internet_20_Link"><text:span text:style-name="T1">001e9d2</text:span></text:a></text:p>
          </table:table-cell>
          <table:table-cell table:style-name="TestTable1.C8" office:value-type="string">
            <text:p text:style-name="P36">Valid</text:p>
          </table:table-cell>
          <table:table-cell table:style-name="TestTable1.D8" office:value-type="string">
            <text:p text:style-name="P9">Friends are shown in the friends list and they can be removed.</text:p>
          </table:table-cell>
          <table:table-cell table:style-name="TestTable1.E8" office:value-type="string">
            <text:p text:style-name="P13">Got expected results.</text:p>
          </table:table-cell>
          <table:table-cell table:style-name="TestTable1.F8" office:value-type="string">
            <text:p text:style-name="P81"><text:a xlink:type="simple" xlink:href="http://2022-10-05_11-33-05.mp4/" text:style-name="Internet_20_link" text:visited-style-name="Visited_20_Internet_20_Link">MP4</text:a></text:p>
          </table:table-cell>
          <table:table-cell table:style-name="TestTable1.G8" office:value-type="string">
            <text:p text:style-name="P37">2022/07/15</text:p>
          </table:table-cell>
        </table:table-row>
        <table:table-row table:style-name="TestTable1.1">
          <table:table-cell table:style-name="TestTable1.A3" office:value-type="float" office:value="23">
            <text:p text:style-name="P38">2<text:span text:style-name="T56">3</text:span></text:p>
          </table:table-cell>
          <table:table-cell table:style-name="TestTable1.B9" office:value-type="string">
            <text:p text:style-name="P9"><text:a xlink:type="simple" xlink:href="https://github.com/nozzato/nshare/commit/efe2abde00320201801803c56a3a41872818b536" text:style-name="Internet_20_link" text:visited-style-name="Visited_20_Internet_20_Link"><text:span text:style-name="T1">efe2abd</text:span></text:a></text:p>
          </table:table-cell>
          <table:table-cell table:style-name="TestTable1.C9" office:value-type="string">
            <text:p text:style-name="P39">Valid</text:p>
          </table:table-cell>
          <table:table-cell table:style-name="TestTable1.D9" office:value-type="string">
            <text:p text:style-name="P9">The delete button is disabled when no files are selected.</text:p>
          </table:table-cell>
          <table:table-cell table:style-name="TestTable1.E9" office:value-type="string">
            <text:p text:style-name="P14">Got expected results.</text:p>
          </table:table-cell>
          <table:table-cell table:style-name="TestTable1.F9" office:value-type="string">
            <text:p text:style-name="P81"><text:a xlink:type="simple" xlink:href="http://2022-10-05_11-30-36.mp4/" text:style-name="Internet_20_link" text:visited-style-name="Visited_20_Internet_20_Link">MP4</text:a></text:p>
          </table:table-cell>
          <table:table-cell table:style-name="TestTable1.G9" office:value-type="string">
            <text:p text:style-name="P40">2022/07/15</text:p>
          </table:table-cell>
        </table:table-row>
        <table:table-row table:style-name="TestTable1.1">
          <table:table-cell table:style-name="TestTable1.A2" office:value-type="float" office:value="22">
            <text:p text:style-name="P41">2<text:span text:style-name="T56">2</text:span></text:p>
          </table:table-cell>
          <table:table-cell table:style-name="TestTable1.B10" office:value-type="string">
            <text:p text:style-name="P9"><text:a xlink:type="simple" xlink:href="https://github.com/nozzato/nshare/commit/b6ba7a2d20508e374e57d84b53958af73391218d" text:style-name="Internet_20_link" text:visited-style-name="Visited_20_Internet_20_Link"><text:span text:style-name="T1">b6ba7a2</text:span></text:a></text:p>
          </table:table-cell>
          <table:table-cell table:style-name="TestTable1.C10" office:value-type="string">
            <text:p text:style-name="P42">NA</text:p>
          </table:table-cell>
          <table:table-cell table:style-name="TestTable1.D10" office:value-type="string">
            <text:p text:style-name="P9">The new file manager layout is used.</text:p>
          </table:table-cell>
          <table:table-cell table:style-name="TestTable1.E10" office:value-type="string">
            <text:p text:style-name="P15">Got expected results.</text:p>
          </table:table-cell>
          <table:table-cell table:style-name="TestTable1.F10" office:value-type="string">
            <text:p text:style-name="P42"><text:a xlink:type="simple" xlink:href="http://2022-10-05_11-27-42.png/" text:style-name="Internet_20_link" text:visited-style-name="Visited_20_Internet_20_Link">PNG</text:a></text:p>
          </table:table-cell>
          <table:table-cell table:style-name="TestTable1.G10" office:value-type="string">
            <text:p text:style-name="P40">2022/07/<text:span text:style-name="T21">15</text:span></text:p>
          </table:table-cell>
        </table:table-row>
        <table:table-row table:style-name="TestTable1.1">
          <table:table-cell table:style-name="TestTable1.A3" office:value-type="float" office:value="21">
            <text:p text:style-name="P43">2<text:span text:style-name="T56">1</text:span></text:p>
          </table:table-cell>
          <table:table-cell table:style-name="TestTable1.B11" office:value-type="string">
            <text:p text:style-name="P9"><text:a xlink:type="simple" xlink:href="https://github.com/nozzato/nshare/commit/9277884baf2c28a90738b25ed177e918d3c87a78" text:style-name="Internet_20_link" text:visited-style-name="Visited_20_Internet_20_Link"><text:span text:style-name="T1">9277884</text:span></text:a></text:p>
          </table:table-cell>
          <table:table-cell table:style-name="TestTable1.C11" office:value-type="string">
            <text:p text:style-name="P45">Valid</text:p>
          </table:table-cell>
          <table:table-cell table:style-name="TestTable1.D11" office:value-type="string">
            <text:p text:style-name="P9">All files are selected when the master checkbox is checked.</text:p>
          </table:table-cell>
          <table:table-cell table:style-name="TestTable1.E11" office:value-type="string">
            <text:p text:style-name="P16">Got expected results.</text:p>
          </table:table-cell>
          <table:table-cell table:style-name="TestTable1.F11" office:value-type="string">
            <text:p text:style-name="P81"><text:a xlink:type="simple" xlink:href="http://2022-10-05_11-24-32.mp4/" text:style-name="Internet_20_link" text:visited-style-name="Visited_20_Internet_20_Link">MP4</text:a></text:p>
          </table:table-cell>
          <table:table-cell table:style-name="TestTable1.G11" office:value-type="string">
            <text:p text:style-name="P45">2022/07/15</text:p>
          </table:table-cell>
        </table:table-row>
        <table:table-row table:style-name="TestTable1.1">
          <table:table-cell table:style-name="TestTable1.A12" office:value-type="string">
            <text:p text:style-name="P72">20</text:p>
          </table:table-cell>
          <table:table-cell table:style-name="TestTable1.B12" office:value-type="string">
            <text:p text:style-name="P9"><text:a xlink:type="simple" xlink:href="https://github.com/nozzato/nshare/commit/bcbd4284af7e4a9ae1ee991b8cd26c860ba1d03d" text:style-name="Internet_20_link" text:visited-style-name="Visited_20_Internet_20_Link"><text:span text:style-name="T1">bcbd428</text:span></text:a></text:p>
          </table:table-cell>
          <table:table-cell table:style-name="TestTable1.C12" office:value-type="string">
            <text:p text:style-name="P44">Valid</text:p>
          </table:table-cell>
          <table:table-cell table:style-name="TestTable1.D12" office:value-type="string">
            <text:p text:style-name="P9">The selected files are deleted when the delete button is pressed.</text:p>
          </table:table-cell>
          <table:table-cell table:style-name="TestTable1.E12" office:value-type="string">
            <text:p text:style-name="P17">Got expected results.</text:p>
          </table:table-cell>
          <table:table-cell table:style-name="TestTable1.F12" office:value-type="string">
            <text:p text:style-name="P81"><text:a xlink:type="simple" xlink:href="http://2022-10-05_11-15-34.mp4/" text:style-name="Internet_20_link" text:visited-style-name="Visited_20_Internet_20_Link">MP4</text:a></text:p>
          </table:table-cell>
          <table:table-cell table:style-name="TestTable1.G12" office:value-type="string">
            <text:p text:style-name="P44">2022/07/15</text:p>
          </table:table-cell>
        </table:table-row>
        <table:table-row table:style-name="TestTable1.1">
          <table:table-cell table:style-name="TestTable1.A13" office:value-type="string">
            <text:p text:style-name="P72">19</text:p>
          </table:table-cell>
          <table:table-cell table:style-name="TestTable1.B13" office:value-type="string">
            <text:p text:style-name="P9"><text:a xlink:type="simple" xlink:href="https://github.com/nozzato/nshare/commit/16e60ea6c840a742bd499cbeadcced6a235e1c6b" text:style-name="Internet_20_link" text:visited-style-name="Visited_20_Internet_20_Link"><text:span text:style-name="T1">16e60ea</text:span></text:a></text:p>
          </table:table-cell>
          <table:table-cell table:style-name="TestTable1.C13" office:value-type="string">
            <text:p text:style-name="P44">NA</text:p>
          </table:table-cell>
          <table:table-cell table:style-name="TestTable1.D13" office:value-type="string">
            <text:p text:style-name="P9">The new file manager layout is used <text:span text:style-name="T20">which</text:span> shows the upload time.</text:p>
          </table:table-cell>
          <table:table-cell table:style-name="TestTable1.E13" office:value-type="string">
            <text:p text:style-name="P17">Got expected results.</text:p>
          </table:table-cell>
          <table:table-cell table:style-name="TestTable1.F13" office:value-type="string">
            <text:p text:style-name="P44"><text:a xlink:type="simple" xlink:href="http://2022-10-05_10-48-50.png/" text:style-name="Internet_20_link" text:visited-style-name="Visited_20_Internet_20_Link">PNG</text:a></text:p>
          </table:table-cell>
          <table:table-cell table:style-name="TestTable1.G13" office:value-type="string">
            <text:p text:style-name="P44">2022/07/15</text:p>
          </table:table-cell>
        </table:table-row>
        <table:table-row table:style-name="TestTable1.1">
          <table:table-cell table:style-name="TestTable1.A14" office:value-type="string">
            <text:p text:style-name="P46">1<text:span text:style-name="T56">8</text:span></text:p>
          </table:table-cell>
          <table:table-cell table:style-name="TestTable1.B14" office:value-type="string">
            <text:p text:style-name="P9"><text:a xlink:type="simple" xlink:href="https://github.com/nozzato/nshare/commit/89ad2f9050b0d3feb58a2426d988424ab0542432" text:style-name="Internet_20_link" text:visited-style-name="Visited_20_Internet_20_Link"><text:span text:style-name="T1">89ad2f9</text:span></text:a></text:p>
          </table:table-cell>
          <table:table-cell table:style-name="TestTable1.C14" office:value-type="string">
            <text:p text:style-name="P47">Invalid</text:p>
          </table:table-cell>
          <table:table-cell table:style-name="TestTable1.D14" office:value-type="string">
            <text:p text:style-name="P9">The account is not created when the email address is disposable.</text:p>
          </table:table-cell>
          <table:table-cell table:style-name="TestTable1.E14" office:value-type="string">
            <text:p text:style-name="P18">Got expected results.</text:p>
          </table:table-cell>
          <table:table-cell table:style-name="TestTable1.F14" office:value-type="string">
            <text:p text:style-name="P77"><text:a xlink:type="simple" xlink:href="http://2022-10-05_10-28-04.mp4/" text:style-name="Internet_20_link" text:visited-style-name="Visited_20_Internet_20_Link">MP4</text:a></text:p>
          </table:table-cell>
          <table:table-cell table:style-name="TestTable1.G14" office:value-type="string">
            <text:p text:style-name="P47">2022/07/14</text:p>
          </table:table-cell>
        </table:table-row>
        <text:soft-page-break/>
        <table:table-row table:style-name="TestTable1.1">
          <table:table-cell table:style-name="TestTable1.A15" office:value-type="string">
            <text:p text:style-name="P46">1<text:span text:style-name="T56">7</text:span></text:p>
          </table:table-cell>
          <table:table-cell table:style-name="TestTable1.B15" office:value-type="string">
            <text:p text:style-name="P9"><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15" office:value-type="string">
            <text:p text:style-name="P47">Valid</text:p>
          </table:table-cell>
          <table:table-cell table:style-name="TestTable1.D15" office:value-type="string">
            <text:p text:style-name="P9">The friend's account ID is added to the user's friend list and vice versa.</text:p>
          </table:table-cell>
          <table:table-cell table:style-name="TestTable1.E15" office:value-type="string">
            <text:p text:style-name="P18">Got expected results.</text:p>
          </table:table-cell>
          <table:table-cell table:style-name="TestTable1.F15" office:value-type="string">
            <text:p text:style-name="P79"><text:a xlink:type="simple" xlink:href="http://2022-10-05_10-45-52.mp4/" text:style-name="Internet_20_link" text:visited-style-name="Visited_20_Internet_20_Link">MP4</text:a></text:p>
          </table:table-cell>
          <table:table-cell table:style-name="TestTable1.G15" office:value-type="string">
            <text:p text:style-name="P47">2022/07/14</text:p>
          </table:table-cell>
        </table:table-row>
        <table:table-row table:style-name="TestTable1.1">
          <table:table-cell table:style-name="TestTable1.A16" office:value-type="string">
            <text:p text:style-name="P46">1<text:span text:style-name="T56">6</text:span></text:p>
          </table:table-cell>
          <table:table-cell table:style-name="TestTable1.B16" office:value-type="string">
            <text:p text:style-name="P9"><text:a xlink:type="simple" xlink:href="https://github.com/nozzato/nshare/commit/1871866957ec08ba3c55c6593d8973bf8e11c211" text:style-name="Internet_20_link" text:visited-style-name="Visited_20_Internet_20_Link"><text:span text:style-name="T1">1871866</text:span></text:a></text:p>
          </table:table-cell>
          <table:table-cell table:style-name="TestTable1.C16" office:value-type="string">
            <text:p text:style-name="P47">Valid</text:p>
          </table:table-cell>
          <table:table-cell table:style-name="TestTable1.D16" office:value-type="string">
            <text:p text:style-name="P9">A row is added to the friends table when an account is created.</text:p>
          </table:table-cell>
          <table:table-cell table:style-name="TestTable1.E16" office:value-type="string">
            <text:p text:style-name="P28">Got expected results.</text:p>
          </table:table-cell>
          <table:table-cell table:style-name="TestTable1.F16" office:value-type="string">
            <text:p text:style-name="P78"><text:a xlink:type="simple" xlink:href="http://2022-10-05_10-42-47.mp4/" text:style-name="Internet_20_link" text:visited-style-name="Visited_20_Internet_20_Link">MP4</text:a></text:p>
          </table:table-cell>
          <table:table-cell table:style-name="TestTable1.G16" office:value-type="string">
            <text:p text:style-name="P73">2022/07/14</text:p>
          </table:table-cell>
        </table:table-row>
        <table:table-row table:style-name="TestTable1.1">
          <table:table-cell table:style-name="TestTable1.A17" office:value-type="string">
            <text:p text:style-name="P46">15</text:p>
          </table:table-cell>
          <table:table-cell table:style-name="TestTable1.B17" office:value-type="string">
            <text:p text:style-name="P9"><text:a xlink:type="simple" xlink:href="https://github.com/nozzato/nshare/commit/b08fecba1f786354ebb0770a32a29585e9568fff" text:style-name="Internet_20_link" text:visited-style-name="Visited_20_Internet_20_Link"><text:span text:style-name="T1">b08fecb</text:span></text:a></text:p>
          </table:table-cell>
          <table:table-cell table:style-name="TestTable1.C17" office:value-type="string">
            <text:p text:style-name="P47">Valid</text:p>
          </table:table-cell>
          <table:table-cell table:style-name="TestTable1.D17" office:value-type="string">
            <text:p text:style-name="P9">A row is added to the friends table when an account is created.</text:p>
          </table:table-cell>
          <table:table-cell table:style-name="TestTable1.E17" office:value-type="string">
            <text:p text:style-name="P19">The row is not created in the friends table because the program expected an array but got a string.</text:p>
          </table:table-cell>
          <table:table-cell table:style-name="TestTable1.F17" office:value-type="string">
            <text:p text:style-name="P74"><text:a xlink:type="simple" xlink:href="http://2022-10-05_10-39-41.mp4/" text:style-name="Internet_20_link" text:visited-style-name="Visited_20_Internet_20_Link">MP4</text:a></text:p>
          </table:table-cell>
          <table:table-cell table:style-name="TestTable1.G17" office:value-type="string">
            <text:p text:style-name="P47">2022/07/14</text:p>
          </table:table-cell>
        </table:table-row>
        <table:table-row table:style-name="TestTable1.1">
          <table:table-cell table:style-name="TestTable1.A18" office:value-type="string">
            <text:p text:style-name="P48">14</text:p>
          </table:table-cell>
          <table:table-cell table:style-name="TestTable1.B18" office:value-type="string">
            <text:p text:style-name="P9"><text:a xlink:type="simple" xlink:href="https://github.com/nozzato/nshare/commit/f45e3c816cdf569ca7aa638fd662b7e1f2dfbd81" text:style-name="Internet_20_link" text:visited-style-name="Visited_20_Internet_20_Link"><text:span text:style-name="T1">b08fecb</text:span></text:a></text:p>
          </table:table-cell>
          <table:table-cell table:style-name="TestTable1.C18" office:value-type="string">
            <text:p text:style-name="P49">Valid</text:p>
          </table:table-cell>
          <table:table-cell table:style-name="TestTable1.D18" office:value-type="string">
            <text:p text:style-name="P9">The friend's account ID is added to the user's friend list.</text:p>
          </table:table-cell>
          <table:table-cell table:style-name="TestTable1.E18" office:value-type="string">
            <text:p text:style-name="P19">Got expected results.</text:p>
          </table:table-cell>
          <table:table-cell table:style-name="TestTable1.F18" office:value-type="string">
            <text:p text:style-name="P74"><text:a xlink:type="simple" xlink:href="http://2022-10-05_10-36-31.mp4/" text:style-name="Internet_20_link" text:visited-style-name="Visited_20_Internet_20_Link">MP4</text:a></text:p>
          </table:table-cell>
          <table:table-cell table:style-name="TestTable1.G18" office:value-type="string">
            <text:p text:style-name="P50">2022/<text:span text:style-name="T17">07/1</text:span><text:span text:style-name="T18">4</text:span></text:p>
          </table:table-cell>
        </table:table-row>
        <table:table-row table:style-name="TestTable1.1">
          <table:table-cell table:style-name="TestTable1.A19" office:value-type="string">
            <text:p text:style-name="P54">13</text:p>
          </table:table-cell>
          <table:table-cell table:style-name="TestTable1.B19" office:value-type="string">
            <text:p text:style-name="P9"><text:a xlink:type="simple" xlink:href="https://github.com/nozzato/nshare/commit/b7adf6ba9e165f8e04515e22662f97f0b18b2559" text:style-name="Internet_20_link" text:visited-style-name="Visited_20_Internet_20_Link"><text:span text:style-name="T1">b7adf6b</text:span></text:a></text:p>
          </table:table-cell>
          <table:table-cell table:style-name="TestTable1.C19" office:value-type="string">
            <text:p text:style-name="P55">NA</text:p>
          </table:table-cell>
          <table:table-cell table:style-name="TestTable1.D19" office:value-type="string">
            <text:p text:style-name="P9">The new user explorer is used.</text:p>
          </table:table-cell>
          <table:table-cell table:style-name="TestTable1.E19" office:value-type="string">
            <text:p text:style-name="P20">Got expected results.</text:p>
          </table:table-cell>
          <table:table-cell table:style-name="TestTable1.F19" office:value-type="string">
            <text:p text:style-name="P75"><text:a xlink:type="simple" xlink:href="http://2022-10-05_10-29-17.png/" text:style-name="Internet_20_link" text:visited-style-name="Visited_20_Internet_20_Link">PNG</text:a></text:p>
          </table:table-cell>
          <table:table-cell table:style-name="TestTable1.G19" office:value-type="string">
            <text:p text:style-name="P50">2022/<text:span text:style-name="T17">07/13</text:span></text:p>
          </table:table-cell>
        </table:table-row>
        <table:table-row table:style-name="TestTable1.1">
          <table:table-cell table:style-name="TestTable1.A20" office:value-type="string">
            <text:p text:style-name="P56">12</text:p>
          </table:table-cell>
          <table:table-cell table:style-name="TestTable1.B20" office:value-type="string">
            <text:p text:style-name="P9"><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0" office:value-type="string">
            <text:p text:style-name="P57">Invalid</text:p>
          </table:table-cell>
          <table:table-cell table:style-name="TestTable1.D20" office:value-type="string">
            <text:p text:style-name="P9">The <text:span text:style-name="T19">email </text:span>is not <text:span text:style-name="T19">changed</text:span> if the email address is disposable.</text:p>
          </table:table-cell>
          <table:table-cell table:style-name="TestTable1.E20" office:value-type="string">
            <text:p text:style-name="P21">The <text:span text:style-name="T19">email</text:span> is <text:span text:style-name="T19">changed</text:span> because the disposable email address domain was not on the blacklist.</text:p>
          </table:table-cell>
          <table:table-cell table:style-name="TestTable1.F20" office:value-type="string">
            <text:p text:style-name="P76"><text:a xlink:type="simple" xlink:href="http://2022-10-05_10-21-50.mp4/" text:style-name="Internet_20_link" text:visited-style-name="Visited_20_Internet_20_Link">MP4</text:a></text:p>
          </table:table-cell>
          <table:table-cell table:style-name="TestTable1.G20" office:value-type="string">
            <text:p text:style-name="P51">2022/<text:span text:style-name="T17">07/13</text:span></text:p>
          </table:table-cell>
        </table:table-row>
        <table:table-row table:style-name="TestTable1.1">
          <table:table-cell table:style-name="TestTable1.A21" office:value-type="string">
            <text:p text:style-name="P58">11</text:p>
          </table:table-cell>
          <table:table-cell table:style-name="TestTable1.B21" office:value-type="string">
            <text:p text:style-name="P9"><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1" office:value-type="string">
            <text:p text:style-name="P59">Invalid</text:p>
          </table:table-cell>
          <table:table-cell table:style-name="TestTable1.D21" office:value-type="string">
            <text:p text:style-name="P9">The <text:span text:style-name="T19">email</text:span> is not <text:span text:style-name="T19">changed</text:span> if the email address is disposable.</text:p>
          </table:table-cell>
          <table:table-cell table:style-name="TestTable1.E21" office:value-type="string">
            <text:p text:style-name="P21">Got expected results.</text:p>
          </table:table-cell>
          <table:table-cell table:style-name="TestTable1.F21" office:value-type="string">
            <text:p text:style-name="P75"><text:a xlink:type="simple" xlink:href="http://2022-10-04_15-05-19.mp4/" text:style-name="Internet_20_link" text:visited-style-name="Visited_20_Internet_20_Link">MP4</text:a></text:p>
          </table:table-cell>
          <table:table-cell table:style-name="TestTable1.G21" office:value-type="string">
            <text:p text:style-name="P50">2022/<text:span text:style-name="T17">07/13</text:span></text:p>
          </table:table-cell>
        </table:table-row>
        <table:table-row table:style-name="TestTable1.1">
          <table:table-cell table:style-name="TestTable1.A22" office:value-type="string">
            <text:p text:style-name="P60">10</text:p>
          </table:table-cell>
          <table:table-cell table:style-name="TestTable1.B22" office:value-type="string">
            <text:p text:style-name="P9"><text:a xlink:type="simple" xlink:href="https://github.com/nozzato/nshare/commit/5dd35cbe0892694b96a89af9e44876e5c5597321" text:style-name="Internet_20_link" text:visited-style-name="Visited_20_Internet_20_Link"><text:span text:style-name="T1">5dd35cb</text:span></text:a></text:p>
          </table:table-cell>
          <table:table-cell table:style-name="TestTable1.C22" office:value-type="string">
            <text:p text:style-name="P80">Valid</text:p>
          </table:table-cell>
          <table:table-cell table:style-name="TestTable1.D22" office:value-type="string">
            <text:p text:style-name="P9">The page file extension is hidden by default.</text:p>
          </table:table-cell>
          <table:table-cell table:style-name="TestTable1.E22" office:value-type="string">
            <text:p text:style-name="P22">Got expected results.</text:p>
          </table:table-cell>
          <table:table-cell table:style-name="TestTable1.F22" office:value-type="string">
            <text:p text:style-name="P74"><text:a xlink:type="simple" xlink:href="http://2022-09-30_13-18-11.mp4/" text:style-name="Internet_20_link" text:visited-style-name="Visited_20_Internet_20_Link">MP4</text:a></text:p>
          </table:table-cell>
          <table:table-cell table:style-name="TestTable1.G22" office:value-type="string">
            <text:p text:style-name="P51">2022/<text:span text:style-name="T17">07/13</text:span></text:p>
          </table:table-cell>
        </table:table-row>
        <table:table-row table:style-name="TestTable1.1">
          <table:table-cell table:style-name="TestTable1.A23" office:value-type="string">
            <text:p text:style-name="P53">9</text:p>
          </table:table-cell>
          <table:table-cell table:style-name="TestTable1.B23" office:value-type="string">
            <text:p text:style-name="P9"><text:a xlink:type="simple" xlink:href="https://github.com/nozzato/nshare/commit/09eab34b27a7727d8a5a1aa9528c814506bb5667" text:style-name="Internet_20_link" text:visited-style-name="Visited_20_Internet_20_Link"><text:span text:style-name="T1">09eab34</text:span></text:a></text:p>
          </table:table-cell>
          <table:table-cell table:style-name="TestTable1.C23" office:value-type="string">
            <text:p text:style-name="P52">NA</text:p>
          </table:table-cell>
          <table:table-cell table:style-name="TestTable1.D23" office:value-type="string">
            <text:p text:style-name="P9">The new file manager layout is used.</text:p>
          </table:table-cell>
          <table:table-cell table:style-name="TestTable1.E23" office:value-type="string">
            <text:p text:style-name="P23">Got expected results.</text:p>
          </table:table-cell>
          <table:table-cell table:style-name="TestTable1.F23" office:value-type="string">
            <text:p text:style-name="P52"><text:a xlink:type="simple" xlink:href="http://2022-10-05_08-52-09.png/" text:style-name="Internet_20_link" text:visited-style-name="Visited_20_Internet_20_Link">PNG</text:a></text:p>
          </table:table-cell>
          <table:table-cell table:style-name="TestTable1.G23" office:value-type="string">
            <text:p text:style-name="P50">2022/<text:span text:style-name="T17">07/13</text:span></text:p>
          </table:table-cell>
        </table:table-row>
        <table:table-row table:style-name="TestTable1.1">
          <table:table-cell table:style-name="TestTable1.A24" office:value-type="string">
            <text:p text:style-name="P61">8</text:p>
          </table:table-cell>
          <table:table-cell table:style-name="TestTable1.B24" office:value-type="string">
            <text:p text:style-name="P9"><text:a xlink:type="simple" xlink:href="https://github.com/nozzato/nshare/commit/8956c6084f804b2416459e9091a2090914f54aa0" text:style-name="Internet_20_link" text:visited-style-name="Visited_20_Internet_20_Link"><text:span text:style-name="T1">8956c60</text:span></text:a></text:p>
          </table:table-cell>
          <table:table-cell table:style-name="TestTable1.C24" office:value-type="string">
            <text:p text:style-name="P62">Valid</text:p>
          </table:table-cell>
          <table:table-cell table:style-name="TestTable1.D24" office:value-type="string">
            <text:p text:style-name="P9">The page uses a dark or light theme as specified by the browser.</text:p>
          </table:table-cell>
          <table:table-cell table:style-name="TestTable1.E24" office:value-type="string">
            <text:p text:style-name="P24">Got expected results.</text:p>
          </table:table-cell>
          <table:table-cell table:style-name="TestTable1.F24" office:value-type="string">
            <text:p text:style-name="P74"><text:a xlink:type="simple" xlink:href="http://2022-09-30_13-04-24.mp4/" text:style-name="Internet_20_link" text:visited-style-name="Visited_20_Internet_20_Link">MP4</text:a></text:p>
          </table:table-cell>
          <table:table-cell table:style-name="TestTable1.G24" office:value-type="string">
            <text:p text:style-name="P51">2022/<text:span text:style-name="T17">07/13</text:span></text:p>
          </table:table-cell>
        </table:table-row>
        <table:table-row table:style-name="TestTable1.1">
          <table:table-cell table:style-name="TestTable1.A25" office:value-type="string">
            <text:p text:style-name="P61">7</text:p>
          </table:table-cell>
          <table:table-cell table:style-name="TestTable1.B25" office:value-type="string">
            <text:p text:style-name="P9"><text:a xlink:type="simple" xlink:href="https://github.com/nozzato/nshare/commit/5a3119650dc7a567fae08e038e35a66ef6a8b9cd" text:style-name="Internet_20_link" text:visited-style-name="Visited_20_Internet_20_Link"><text:span text:style-name="T1">5a31196</text:span></text:a></text:p>
          </table:table-cell>
          <table:table-cell table:style-name="TestTable1.C25" office:value-type="string">
            <text:p text:style-name="P62">Valid</text:p>
          </table:table-cell>
          <table:table-cell table:style-name="TestTable1.D25" office:value-type="string">
            <text:p text:style-name="P9">The previous page is opened when the back button is clicked.</text:p>
          </table:table-cell>
          <table:table-cell table:style-name="TestTable1.E25" office:value-type="string">
            <text:p text:style-name="P24">Got expected results.</text:p>
          </table:table-cell>
          <table:table-cell table:style-name="TestTable1.F25" office:value-type="string">
            <text:p text:style-name="P74"><text:a xlink:type="simple" xlink:href="http://2022-09-30_13-01-26.mp4/" text:style-name="Internet_20_link" text:visited-style-name="Visited_20_Internet_20_Link">MP4</text:a></text:p>
          </table:table-cell>
          <table:table-cell table:style-name="TestTable1.G25">
            <text:p text:style-name="P44"/>
          </table:table-cell>
        </table:table-row>
        <table:table-row table:style-name="TestTable1.1">
          <table:table-cell table:style-name="TestTable1.A26" office:value-type="string">
            <text:p text:style-name="P61">6</text:p>
          </table:table-cell>
          <table:table-cell table:style-name="TestTable1.B26" office:value-type="string">
            <text:p text:style-name="P9"><text:a xlink:type="simple" xlink:href="https://github.com/nozzato/nshare/commit/c1f9324e99c4da59c9eb39d5dbedc0a70329c7a4" text:style-name="Internet_20_link" text:visited-style-name="Visited_20_Internet_20_Link"><text:span text:style-name="T1">c1f9324</text:span></text:a></text:p>
          </table:table-cell>
          <table:table-cell table:style-name="TestTable1.C26" office:value-type="string">
            <text:p text:style-name="P62">Valid</text:p>
          </table:table-cell>
          <table:table-cell table:style-name="TestTable1.D26" office:value-type="string">
            <text:p text:style-name="P9">The files are uploaded as soon as they are opened.</text:p>
          </table:table-cell>
          <table:table-cell table:style-name="TestTable1.E26" office:value-type="string">
            <text:p text:style-name="P24">Got expected results.</text:p>
          </table:table-cell>
          <table:table-cell table:style-name="TestTable1.F26" office:value-type="string">
            <text:p text:style-name="P74"><text:a xlink:type="simple" xlink:href="http://2022-09-30_12-50-55.mp4/" text:style-name="Internet_20_link" text:visited-style-name="Visited_20_Internet_20_Link">MP4</text:a></text:p>
          </table:table-cell>
          <table:table-cell table:style-name="TestTable1.G26">
            <text:p text:style-name="P63"/>
          </table:table-cell>
        </table:table-row>
        <table:table-row table:style-name="TestTable1.1">
          <table:table-cell table:style-name="TestTable1.A27" office:value-type="string">
            <text:p text:style-name="P65">5</text:p>
          </table:table-cell>
          <table:table-cell table:style-name="TestTable1.B27" office:value-type="string">
            <text:p text:style-name="P9"><text:a xlink:type="simple" xlink:href="https://github.com/nozzato/nshare/commit/34e874bd207cd7921b3e30383eea5c65277cea7d" text:style-name="Internet_20_link" text:visited-style-name="Visited_20_Internet_20_Link"><text:span text:style-name="T1">34e874b</text:span></text:a></text:p>
          </table:table-cell>
          <table:table-cell table:style-name="TestTable1.C27" office:value-type="string">
            <text:p text:style-name="P66">Valid</text:p>
          </table:table-cell>
          <table:table-cell table:style-name="TestTable1.D27" office:value-type="string">
            <text:p text:style-name="P9">The current page is highlighted.</text:p>
          </table:table-cell>
          <table:table-cell table:style-name="TestTable1.E27" office:value-type="string">
            <text:p text:style-name="P25">Got expected results.</text:p>
          </table:table-cell>
          <table:table-cell table:style-name="TestTable1.F27" office:value-type="string">
            <text:p text:style-name="P74"><text:a xlink:type="simple" xlink:href="http://2022-09-30_12-47-35.mp4/" text:style-name="Internet_20_link" text:visited-style-name="Visited_20_Internet_20_Link">MP4</text:a></text:p>
          </table:table-cell>
          <table:table-cell table:style-name="TestTable1.G25">
            <text:p text:style-name="P63"/>
          </table:table-cell>
        </table:table-row>
        <table:table-row table:style-name="TestTable1.1">
          <table:table-cell table:style-name="TestTable1.A28" office:value-type="string">
            <text:p text:style-name="P67">4</text:p>
          </table:table-cell>
          <table:table-cell table:style-name="TestTable1.B28" office:value-type="string">
            <text:p text:style-name="P9"><text:a xlink:type="simple" xlink:href="https://github.com/nozzato/nshare/commit/85b8d694a6c8bbdb55330ede89cb9fa17cd82819" text:style-name="Internet_20_link" text:visited-style-name="Visited_20_Internet_20_Link"><text:span text:style-name="T1">85b8d69</text:span></text:a></text:p>
          </table:table-cell>
          <table:table-cell table:style-name="TestTable1.C28" office:value-type="string">
            <text:p text:style-name="P68">Valid</text:p>
          </table:table-cell>
          <table:table-cell table:style-name="TestTable1.D28" office:value-type="string">
            <text:p text:style-name="P17">The privacy of the file is toggled when the privacy button is clicked.</text:p>
          </table:table-cell>
          <table:table-cell table:style-name="TestTable1.E28" office:value-type="string">
            <text:p text:style-name="P26">Got expected results.</text:p>
          </table:table-cell>
          <table:table-cell table:style-name="TestTable1.F28" office:value-type="string">
            <text:p text:style-name="P74"><text:a xlink:type="simple" xlink:href="http://2022-09-30_12-44-36.mp4/" text:style-name="Internet_20_link" text:visited-style-name="Visited_20_Internet_20_Link">MP4</text:a></text:p>
          </table:table-cell>
          <table:table-cell table:style-name="TestTable1.G26">
            <text:p text:style-name="P69"/>
          </table:table-cell>
        </table:table-row>
        <table:table-row table:style-name="TestTable1.1">
          <table:table-cell table:style-name="TestTable1.A29" office:value-type="string">
            <text:p text:style-name="P67">3</text:p>
          </table:table-cell>
          <table:table-cell table:style-name="TestTable1.B29" office:value-type="string">
            <text:p text:style-name="P9"><text:a xlink:type="simple" xlink:href="https://github.com/nozzato/nshare/commit/525ce67e9e8c10f5d73b8ae65cf30bfcad762b42" text:style-name="Internet_20_link" text:visited-style-name="Visited_20_Internet_20_Link"><text:span text:style-name="T1">525ce67</text:span></text:a></text:p>
          </table:table-cell>
          <table:table-cell table:style-name="TestTable1.C29" office:value-type="string">
            <text:p text:style-name="P68">Valid</text:p>
          </table:table-cell>
          <table:table-cell table:style-name="TestTable1.D29" office:value-type="string">
            <text:p text:style-name="P9">The profile page is opened when the user link is clicked.</text:p>
          </table:table-cell>
          <table:table-cell table:style-name="TestTable1.E29" office:value-type="string">
            <text:p text:style-name="P26">Got expected results.</text:p>
          </table:table-cell>
          <table:table-cell table:style-name="TestTable1.F29" office:value-type="string">
            <text:p text:style-name="P74"><text:a xlink:type="simple" xlink:href="http://2022-09-30_12-42-43.mp4/" text:style-name="Internet_20_link" text:visited-style-name="Visited_20_Internet_20_Link">MP4</text:a></text:p>
          </table:table-cell>
          <table:table-cell table:style-name="TestTable1.G25">
            <text:p text:style-name="P69"/>
          </table:table-cell>
        </table:table-row>
        <text:soft-page-break/>
        <table:table-row table:style-name="TestTable1.1">
          <table:table-cell table:style-name="TestTable1.A30" office:value-type="string">
            <text:p text:style-name="P70">2</text:p>
          </table:table-cell>
          <table:table-cell table:style-name="TestTable1.B30" office:value-type="string">
            <text:p text:style-name="P9"><text:a xlink:type="simple" xlink:href="https://github.com/nozzato/nshare/commit/1b2e6abdb16a20e4058b6bc26efeab1c282f592a" text:style-name="Internet_20_link" text:visited-style-name="Visited_20_Internet_20_Link"><text:span text:style-name="T1">1b2e6ab</text:span></text:a></text:p>
          </table:table-cell>
          <table:table-cell table:style-name="TestTable1.C30" office:value-type="string">
            <text:p text:style-name="P69">Valid</text:p>
          </table:table-cell>
          <table:table-cell table:style-name="TestTable1.D30" office:value-type="string">
            <text:p text:style-name="P9">The account is unbanned when the unban button is clicked.</text:p>
          </table:table-cell>
          <table:table-cell table:style-name="TestTable1.E30" office:value-type="string">
            <text:p text:style-name="P27">Got expected results.</text:p>
          </table:table-cell>
          <table:table-cell table:style-name="TestTable1.F30" office:value-type="string">
            <text:p text:style-name="P74"><text:a xlink:type="simple" xlink:href="http://2022-09-30_12-40-58.mp4/" text:style-name="Internet_20_link" text:visited-style-name="Visited_20_Internet_20_Link">MP4</text:a></text:p>
          </table:table-cell>
          <table:table-cell table:style-name="TestTable1.G26">
            <text:p text:style-name="P69"/>
          </table:table-cell>
        </table:table-row>
        <table:table-row table:style-name="TestTable1.1">
          <table:table-cell table:style-name="TestTable1.A31" office:value-type="string">
            <text:p text:style-name="P71">1</text:p>
          </table:table-cell>
          <table:table-cell table:style-name="TestTable1.B31" office:value-type="string">
            <text:p text:style-name="P9"><text:a xlink:type="simple" xlink:href="https://github.com/nozzato/nshare/commit/07f30fe14ec10251b53e4cf4ed3a4b3d29e1fabb" text:style-name="Internet_20_link" text:visited-style-name="Visited_20_Internet_20_Link"><text:span text:style-name="T1">07f30fe</text:span></text:a></text:p>
          </table:table-cell>
          <table:table-cell table:style-name="TestTable1.C31" office:value-type="string">
            <text:p text:style-name="P9">Invalid</text:p>
          </table:table-cell>
          <table:table-cell table:style-name="TestTable1.D31" office:value-type="string">
            <text:p text:style-name="P9">The account is not banned when the user is already banned.</text:p>
          </table:table-cell>
          <table:table-cell table:style-name="TestTable1.E31" office:value-type="string">
            <text:p text:style-name="P9">Got expected results.</text:p>
          </table:table-cell>
          <table:table-cell table:style-name="TestTable1.F31" office:value-type="string">
            <text:p text:style-name="P74"><text:a xlink:type="simple" xlink:href="http://2022-09-30_12-22-21.mp4/" text:style-name="Internet_20_link" text:visited-style-name="Visited_20_Internet_20_Link">MP4</text:a></text:p>
          </table:table-cell>
          <table:table-cell table:style-name="TestTable1.G25">
            <text:p text:style-name="P64"/>
          </table:table-cell>
        </table:table-row>
      </table:table>
      <text:p text:style-name="Text_20_body"/>
      <text:p text:style-name="P129"><draw:custom-shape text:anchor-type="paragraph" draw:z-index="0" draw:name="Shape 1" draw:style-name="gr5" draw:text-style-name="P148" svg:width="17.513cm" svg:height="20.599cm" svg:x="0.053cm" svg:y="0.053cm"><text:p/><draw:enhanced-geometry svg:viewBox="0 0 21600 21600" draw:mirror-horizontal="false" draw:mirror-vertical="false" draw:type="rectangle" draw:enhanced-path="M 0 0 L 21600 0 21600 21600 0 21600 0 0 Z N"/></draw:custom-shape>Specificatio<text:span text:style-name="T86">n</text:span></text:p>
      <text:section text:style-name="Sect2" text:name="Section2">
        <text:p text:style-name="Heading_20_2_20_Hidden"><text:a xlink:type="simple" xlink:href="#__RefHeading___Toc701_3120155499" text:style-name="Index_20_Link" text:visited-style-name="Index_20_Link">Computational Approach</text:a></text:p>
        <text:p text:style-name="P128">Described and justified the features that make the problem solvable by computational methods, explaining why it is amenable to a computational <text:span text:style-name="T85">a</text:span>pproach.</text:p>
        <text:p text:style-name="P127"><text:a xlink:type="simple" xlink:href="#__RefHeading___Toc703_3120155499" text:style-name="Index_20_Link" text:visited-style-name="Index_20_Link">Stakeholders</text:a></text:p>
        <text:p text:style-name="P128">Identified suitable stakeholders for the project and described them explaining how they will make use of the proposed solution and why it is appropriate to their needs.</text:p>
        <text:p text:style-name="P127"><text:a xlink:type="simple" xlink:href="#__RefHeading___Toc705_3120155499" text:style-name="Index_20_Link" text:visited-style-name="Index_20_Link">Research</text:a></text:p>
        <text:p text:style-name="P128">Researched the problem in depth looking at existing solutions to similar problems, identifying and justifying suitable approaches based on this research.</text:p>
        <text:p text:style-name="P127"><text:a xlink:type="simple" xlink:href="#__RefHeading___Toc420_1627242525" text:style-name="Index_20_Link" text:visited-style-name="Index_20_Link">Essential Features</text:a></text:p>
        <text:p text:style-name="P128">Identified the essential features of the proposed computational solution explaining these choices.</text:p>
        <text:p text:style-name="P127"><text:a xlink:type="simple" xlink:href="#__RefHeading___Toc436_1627242525" text:style-name="Index_20_Link" text:visited-style-name="Index_20_Link">Limitations</text:a></text:p>
        <text:p text:style-name="P128">Identified and explained with justification any limitations of the proposed solution.</text:p>
        <text:p text:style-name="P127"><text:a xlink:type="simple" xlink:href="#__RefHeading___Toc438_1627242525" text:style-name="Index_20_Link" text:visited-style-name="Index_20_Link">Requirements</text:a></text:p>
        <text:p text:style-name="P128">Specified and justified the requirements for the solution including (as appropriate) any hardware and software requirements.</text:p>
        <text:p text:style-name="P127"><text:a xlink:type="simple" xlink:href="#__RefHeading___Toc446_1627242525" text:style-name="Index_20_Link" text:visited-style-name="Index_20_Link">Success Criteria</text:a></text:p>
        <text:p text:style-name="P128">Identified and justified measurable success criteria for the proposed solution.</text:p>
        <text:p text:style-name="P127"><text:a xlink:type="simple" xlink:href="#__RefHeading___Toc448_1627242525" text:style-name="Index_20_Link" text:visited-style-name="Index_20_Link">Decomposition</text:a></text:p>
        <text:p text:style-name="P128">Broken the problem down systematically into a series of smaller problems suitable for computational solutions, explaining and justifying the process.</text:p>
        <text:p text:style-name="P127"><text:a xlink:type="simple" xlink:href="#__RefHeading___Toc450_1627242525" text:style-name="Index_20_Link" text:visited-style-name="Index_20_Link">Structure</text:a></text:p>
        <text:p text:style-name="P128">Defined in detail the structure of the solution to be developed.</text:p>
        <text:p text:style-name="P127"><text:a xlink:type="simple" xlink:href="#__RefHeading___Toc452_1627242525" text:style-name="Index_20_Link" text:visited-style-name="Index_20_Link">Solution</text:a></text:p>
        <text:p text:style-name="P128">Described the solution fully using appropriate and accurate algorithms justifying how these algorithms form a complete solution to the problem.</text:p>
        <text:p text:style-name="P127"><text:a xlink:type="simple" xlink:href="#__RefHeading___Toc454_1627242525" text:style-name="Index_20_Link" text:visited-style-name="Index_20_Link">Usability Features</text:a></text:p>
        <text:p text:style-name="P128">Described, justifying choices made, the usability features to be included in the solution.</text:p>
        <text:p text:style-name="P127"><text:a xlink:type="simple" xlink:href="#__RefHeading___Toc456_1627242525" text:style-name="Index_20_Link" text:visited-style-name="Index_20_Link">Data Structures</text:a></text:p>
        <text:p text:style-name="P128">Identified and justified the key variables / data structures / classes (as appropriate to the proposed solution) justifying and explaining any necessary validatio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face style:name="NSimSun" svg:font-family="NSimSun" style:font-family-generic="modern" style:font-pitch="fixed"/>
  </office:font-face-decls>
  <office:styles>
    <draw:hatch draw:name="Red_20_90_20_Degrees_20_Crossed_20_13" draw:display-name="Red 90 Degrees Crossed 13" draw:style="single" draw:color="#ff0000" draw:distance="0.306cm" draw:rotation="450"/>
    <draw:marker draw:name="Arrowheads_20_3" draw:display-name="Arrowheads 3"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Table_20_Header" style:display-name="Table Header"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family="'Liberation Sans'"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ding" style:display-name="Table Headding" style:family="paragraph" style:parent-style-name="Table_20_Header"/>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3" style:list-style-name="" style:class="html">
      <style:paragraph-properties text:number-lines="true" text:line-number="0"/>
    </style:style>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Custom.1"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2"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3" style:family="table-cell">
      <style:table-cell-properties fo:border-left="0.74pt solid #666666" fo:border-right="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4" style:family="table-cell">
      <style:table-cell-properties fo:border-left="0.74pt solid #666666"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5"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6"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7"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8"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9"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0"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5"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6"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table:table-template table:name="Custom" table:first-row-end-column="row" table:first-row-start-column="row" table:last-row-end-column="row" table:last-row-start-column="row">
      <table:first-row table:style-name="Custom.1"/>
      <table:last-row table:style-name="Custom.2"/>
      <table:first-column table:style-name="Custom.3"/>
      <table:last-column table:style-name="Custom.4"/>
      <table:body table:style-name="Custom.9"/>
      <table:even-rows table:style-name="Custom.5"/>
      <table:odd-rows table:style-name="Custom.6"/>
      <table:even-columns table:style-name="Custom.7"/>
      <table:odd-columns table:style-name="Custom.8"/>
      <table:background table:style-name="Custom.10"/>
      <loext:first-row-even-column table:style-name="Custom.15"/>
      <loext:last-row-even-column table:style-name="Custom.16"/>
      <loext:first-row-end-column table:style-name="Custom.12"/>
      <loext:first-row-start-column table:style-name="Custom.11"/>
      <loext:last-row-end-column table:style-name="Custom.14"/>
      <loext:last-row-start-column table:style-name="Custom.13"/>
    </table:table-template>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Footer">
      <style:paragraph-properties fo:text-align="center" style:justify-single-word="false"/>
      <style:text-properties fo:font-weight="bold" officeooo:rsid="01db193b" officeooo:paragraph-rsid="01db193b"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fo:border="none" fo:padding="0cm" style:shadow="none" fo:background-color="#ff0000" style:writing-mode="lr-tb" style:layout-grid-color="#c0c0c0" style:layout-grid-lines="20" style:layout-grid-base-height="0.706cm" style:layout-grid-ruby-height="0.353cm" style:layout-grid-mode="none" style:layout-grid-ruby-below="false" style:layout-grid-print="false" style:layout-grid-display="false" draw:fill="hatch" draw:fill-color="#ffffff" draw:gradient-step-count="0" draw:fill-hatch-name="Red_20_90_20_Degrees_20_Crossed_20_13" draw:fill-hatch-solid="false" draw:opacity="50%" style:repeat="repeat"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hatch" draw:background-size="full" draw:fill-color="#ffffff" draw:gradient-step-count="0" draw:fill-hatch-name="Red_20_90_20_Degrees_20_Crossed_20_13" draw:fill-hatch-solid="false" draw:opacity="50%" style:repeat="repeat"/>
    </style:style>
  </office:automatic-styles>
  <office:master-styles>
    <style:master-page style:name="Standard" style:page-layout-name="Mpm1" draw:style-name="Mdp1">
      <style:header>
        <text:p text:style-name="Header"/>
      </style:header>
      <style:footer>
        <text:p text:style-name="MP1">Page <text:page-number text:select-page="current">11</text:page-number></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Hidden" style:page-layout-name="Mpm9" draw:style-name="Mdp2">
      <style:header>
        <text:p text:style-name="Header"/>
      </style:header>
      <style:footer>
        <text:p text:style-name="MP2">COMMENT PAGE — DO NOT PRI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8:20:29.959391088</meta:creation-date>
    <dc:title>Custom</dc:title>
    <meta:editing-duration>P1DT15H48M16S</meta:editing-duration>
    <meta:editing-cycles>358</meta:editing-cycles>
    <meta:generator>LibreOffice/7.4.2.3$Linux_X86_64 LibreOffice_project/40$Build-3</meta:generator>
    <dc:date>2022-11-22T08:54:01.142488653</dc:date>
    <meta:document-statistic meta:table-count="6" meta:image-count="0" meta:object-count="0" meta:page-count="12" meta:paragraph-count="381" meta:word-count="2045" meta:character-count="12091" meta:non-whitespace-character-count="10426"/>
    <meta:template xlink:type="simple" xlink:actuate="onRequest" xlink:title="Custom" xlink:href="../../../../../.config/libreoffice/4/user/template/Custom1.ott" meta:date="2022-09-21T18:20:29.640765183"/>
  </office:meta>
</office:document-meta>
</file>